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28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margin-left="1.439cm" fo:margin-right="1.386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top="0.002cm" fo:margin-bottom="0cm" style:contextual-spacing="false" fo:line-height="0.494cm" fo:orphans="0" fo:widows="0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.205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left="0.205cm" fo:margin-right="0cm" fo:margin-top="0cm" fo:margin-bottom="0cm" style:contextual-spacing="false" fo:line-height="0.474cm" fo:orphans="0" fo:widows="0" fo:text-indent="0cm" style:auto-text-indent="false"/>
    </style:style>
    <style:style style:name="P6" style:family="paragraph" style:parent-style-name="Standard">
      <style:paragraph-properties fo:margin-left="0.205cm" fo:margin-right="0cm" fo:margin-top="0cm" fo:margin-bottom="0cm" style:contextual-spacing="false" fo:line-height="0.483cm" fo:orphans="0" fo:widows="0" fo:text-indent="0cm" style:auto-text-indent="false"/>
    </style:style>
    <style:style style:name="P7" style:family="paragraph" style:parent-style-name="Standard">
      <style:paragraph-properties fo:margin-left="0.205cm" fo:margin-right="0cm" fo:margin-top="0cm" fo:margin-bottom="0cm" style:contextual-spacing="false" fo:line-height="0.487cm" fo:orphans="0" fo:widows="0" fo:text-indent="0cm" style:auto-text-indent="false"/>
    </style:style>
    <style:style style:name="P8" style:family="paragraph" style:parent-style-name="Standard">
      <style:paragraph-properties fo:margin-left="0.205cm" fo:margin-right="0cm" fo:margin-top="0cm" fo:margin-bottom="0cm" style:contextual-spacing="false" fo:line-height="0.478cm" fo:orphans="0" fo:widows="0" fo:text-indent="0cm" style:auto-text-indent="false"/>
    </style:style>
    <style:style style:name="P9" style:family="paragraph" style:parent-style-name="Standard">
      <style:paragraph-properties fo:margin-left="0.205cm" fo:margin-right="0cm" fo:margin-top="0.004cm" fo:margin-bottom="0cm" style:contextual-spacing="false" fo:line-height="100%" fo:orphans="0" fo:widows="0" fo:text-indent="0cm" style:auto-text-indent="false"/>
    </style:style>
    <style:style style:name="P10" style:family="paragraph" style:parent-style-name="Standard">
      <style:paragraph-properties fo:margin-left="0.205cm" fo:margin-right="0cm" fo:margin-top="0.051cm" fo:margin-bottom="0cm" style:contextual-spacing="false" fo:line-height="100%" fo:orphans="0" fo:widows="0" fo:text-indent="0cm" style:auto-text-indent="false"/>
    </style:style>
    <style:style style:name="P11" style:family="paragraph" style:parent-style-name="Standard">
      <style:paragraph-properties fo:margin-left="0.205cm" fo:margin-right="0cm" fo:margin-top="0.019cm" fo:margin-bottom="0cm" style:contextual-spacing="false" fo:line-height="100%" fo:orphans="0" fo:widows="0" fo:text-indent="0cm" style:auto-text-indent="false"/>
    </style:style>
    <style:style style:name="P12" style:family="paragraph" style:parent-style-name="Standard">
      <style:paragraph-properties fo:margin-top="0.03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13" style:family="paragraph" style:parent-style-name="Standard">
      <style:paragraph-properties fo:margin-left="0.773cm" fo:margin-right="12.416cm" fo:margin-top="0.004cm" fo:margin-bottom="0cm" style:contextual-spacing="false" fo:line-height="100%" fo:text-align="center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.773cm" fo:margin-right="12.337cm" fo:margin-top="0cm" fo:margin-bottom="0cm" style:contextual-spacing="false" fo:line-height="0.474cm" fo:text-align="center" style:justify-single-word="false" fo:orphans="0" fo:widows="0" fo:text-indent="0cm" style:auto-text-indent="false"/>
    </style:style>
    <style:style style:name="P15" style:family="paragraph" style:parent-style-name="Standard">
      <style:paragraph-properties fo:margin-top="0.021cm" fo:margin-bottom="0cm" style:contextual-spacing="false" fo:line-height="0.423cm" fo:orphans="0" fo:widows="0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021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0.478cm" fo:orphans="0" fo:widows="0"/>
    </style:style>
    <style:style style:name="P19" style:family="paragraph" style:parent-style-name="Standard">
      <style:paragraph-properties fo:margin-top="0cm" fo:margin-bottom="0cm" style:contextual-spacing="false" fo:line-height="0.483cm" fo:orphans="0" fo:widows="0"/>
    </style:style>
    <style:style style:name="P20" style:family="paragraph" style:parent-style-name="Standard">
      <style:paragraph-properties fo:margin-top="0.019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.205cm" fo:margin-right="-0.099cm" fo:margin-top="0cm" fo:margin-bottom="0cm" style:contextual-spacing="false" fo:line-height="0.478cm" fo:orphans="0" fo:widows="0" fo:text-indent="0cm" style:auto-text-indent="false"/>
    </style:style>
    <style:style style:name="P22" style:family="paragraph" style:parent-style-name="Standard">
      <style:paragraph-properties fo:margin-left="0.205cm" fo:margin-right="-0.099cm" fo:margin-top="0.051cm" fo:margin-bottom="0cm" style:contextual-spacing="false" fo:line-height="0.478cm" fo:orphans="0" fo:widows="0" fo:text-indent="0cm" style:auto-text-indent="false"/>
    </style:style>
    <style:style style:name="P23" style:family="paragraph" style:parent-style-name="Standard">
      <style:paragraph-properties fo:margin-left="0.205cm" fo:margin-right="-0.099cm" fo:margin-top="0.004cm" fo:margin-bottom="0cm" style:contextual-spacing="false" fo:line-height="100%" fo:orphans="0" fo:widows="0" fo:text-indent="0cm" style:auto-text-indent="false"/>
    </style:style>
    <style:style style:name="P24" style:family="paragraph" style:parent-style-name="Standard">
      <style:paragraph-properties fo:margin-left="0cm" fo:margin-right="0.231cm" fo:margin-top="0.051cm" fo:margin-bottom="0cm" style:contextual-spacing="false" fo:line-height="100%" fo:orphans="0" fo:widows="0" fo:text-indent="0cm" style:auto-text-indent="false" fo:break-before="column"/>
    </style:style>
    <style:style style:name="P25" style:family="paragraph" style:parent-style-name="Standard">
      <style:paragraph-properties fo:margin-top="0.004cm" fo:margin-bottom="0cm" style:contextual-spacing="false" fo:line-height="100%" fo:orphans="0" fo:widows="0"/>
    </style:style>
    <style:style style:name="P26" style:family="paragraph" style:parent-style-name="Standard">
      <style:paragraph-properties fo:margin-left="0.205cm" fo:margin-right="0.134cm" fo:margin-top="0.012cm" fo:margin-bottom="0cm" style:contextual-spacing="false" fo:line-height="0.483cm" fo:orphans="0" fo:widows="0" fo:text-indent="0cm" style:auto-text-indent="false"/>
    </style:style>
    <style:style style:name="P27" style:family="paragraph" style:parent-style-name="Standard">
      <style:paragraph-properties fo:margin-left="0.205cm" fo:margin-right="0.464cm" fo:margin-top="0.007cm" fo:margin-bottom="0cm" style:contextual-spacing="false" fo:line-height="0.483cm" fo:orphans="0" fo:widows="0" fo:text-indent="0cm" style:auto-text-indent="false"/>
    </style:style>
    <style:style style:name="P28" style:family="paragraph" style:parent-style-name="Standard">
      <style:paragraph-properties fo:margin-left="0.205cm" fo:margin-right="0.513cm" fo:margin-top="0.004cm" fo:margin-bottom="0cm" style:contextual-spacing="false" fo:line-height="100%" fo:orphans="0" fo:widows="0" fo:text-indent="0cm" style:auto-text-indent="false"/>
    </style:style>
    <style:style style:name="P29" style:family="paragraph" style:parent-style-name="Standard">
      <style:paragraph-properties fo:margin-top="0.018cm" fo:margin-bottom="0cm" style:contextual-spacing="false" fo:line-height="0.247cm" fo:orphans="0" fo:widows="0"/>
      <style:text-properties style:font-name="Times New Roman" fo:font-size="7pt" style:font-size-asian="7pt" style:font-size-complex="7pt"/>
    </style:style>
    <style:style style:name="P30" style:family="paragraph" style:parent-style-name="Standard">
      <style:paragraph-properties fo:margin-left="0.205cm" fo:margin-right="8.791cm" fo:margin-top="0.104cm" fo:margin-bottom="0cm" style:contextual-spacing="false" fo:line-height="200%" fo:orphans="0" fo:widows="0" fo:text-indent="0cm" style:auto-text-indent="false"/>
    </style:style>
    <style:style style:name="P31" style:family="paragraph" style:parent-style-name="Standard">
      <style:paragraph-properties fo:margin-left="0.205cm" fo:margin-right="1.007cm" fo:margin-top="0cm" fo:margin-bottom="0cm" style:contextual-spacing="false" fo:line-height="100%" fo:orphans="0" fo:widows="0" fo:text-indent="0cm" style:auto-text-indent="false"/>
    </style:style>
    <style:style style:name="P32" style:family="paragraph" style:parent-style-name="Standard">
      <style:paragraph-properties fo:margin-top="0.032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33" style:family="paragraph" style:parent-style-name="Standard">
      <style:paragraph-properties fo:margin-left="0.205cm" fo:margin-right="1.201cm" fo:margin-top="0cm" fo:margin-bottom="0cm" style:contextual-spacing="false" fo:line-height="0.483cm" fo:orphans="0" fo:widows="0" fo:text-indent="0cm" style:auto-text-indent="false"/>
    </style:style>
    <style:style style:name="P34" style:family="paragraph" style:parent-style-name="Standard">
      <style:paragraph-properties fo:margin-top="0.023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35" style:family="paragraph" style:parent-style-name="Standard">
      <style:paragraph-properties fo:margin-left="0.205cm" fo:margin-right="0.116cm" fo:margin-top="0cm" fo:margin-bottom="0cm" style:contextual-spacing="false" fo:line-height="100%" fo:orphans="0" fo:widows="0" fo:text-indent="0cm" style:auto-text-indent="false"/>
    </style:style>
    <style:style style:name="P36" style:family="paragraph" style:parent-style-name="Standard">
      <style:paragraph-properties fo:margin-top="0.007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top="0.051cm" fo:margin-bottom="0cm" style:contextual-spacing="false" fo:line-height="0.478cm" fo:orphans="0" fo:widows="0" fo:break-before="column"/>
    </style:style>
    <style:style style:name="P38" style:family="paragraph" style:parent-style-name="Standard">
      <style:paragraph-properties fo:margin-top="0.051cm" fo:margin-bottom="0cm" style:contextual-spacing="false" fo:line-height="100%" fo:orphans="0" fo:widows="0" fo:break-before="column"/>
    </style:style>
    <style:style style:name="P39" style:family="paragraph" style:parent-style-name="Standard">
      <style:paragraph-properties fo:margin-top="0.051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40" style:family="paragraph" style:parent-style-name="Standard" style:master-page-name="Standard">
      <style:paragraph-properties fo:margin-left="6.077cm" fo:margin-right="6.008cm" fo:margin-top="0.104cm" fo:margin-bottom="0cm" style:contextual-spacing="false" fo:line-height="100%" fo:text-align="center" style:justify-single-word="false" fo:orphans="0" fo:widows="0" fo:text-indent="0cm" style:auto-text-indent="false" style:page-number="auto"/>
    </style:style>
    <style:style style:name="P41" style:family="paragraph" style:parent-style-name="Standard">
      <style:paragraph-properties fo:margin-left="0.205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2pt" style:font-size-asian="12pt" style:font-size-complex="12pt"/>
    </style:style>
    <style:style style:name="P42" style:family="paragraph">
      <style:paragraph-properties fo:text-align="center"/>
    </style:style>
    <style:style style:name="T1" style:family="text">
      <style:text-properties style:font-name="Times New Roman" fo:font-size="12pt" fo:letter-spacing="0.002cm" style:font-size-asian="12pt" style:font-size-complex="12pt"/>
    </style:style>
    <style:style style:name="T2" style:family="text">
      <style:text-properties style:font-name="Times New Roman" fo:font-size="12pt" fo:letter-spacing="0.002cm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letter-spacing="-0.004cm" style:font-size-asian="12pt" style:font-size-complex="12pt"/>
    </style:style>
    <style:style style:name="T4" style:family="text">
      <style:text-properties style:font-name="Times New Roman" fo:font-size="12pt" fo:letter-spacing="-0.004cm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letter-spacing="-0.002cm" style:font-size-asian="12pt" style:font-size-complex="12pt"/>
    </style:style>
    <style:style style:name="T7" style:family="text">
      <style:text-properties style:font-name="Times New Roman" fo:font-size="12pt" fo:letter-spacing="-0.002cm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letter-spacing="-0.005cm" style:font-size-asian="12pt" style:font-size-complex="12pt"/>
    </style:style>
    <style:style style:name="T9" style:family="text">
      <style:text-properties style:font-name="Times New Roman" fo:font-size="12pt" fo:letter-spacing="0.005cm" style:font-size-asian="12pt" style:font-size-complex="12pt"/>
    </style:style>
    <style:style style:name="T10" style:family="text">
      <style:text-properties style:font-name="Times New Roman" fo:font-size="12pt" fo:letter-spacing="0.005cm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etter-spacing="-0.042cm" style:font-size-asian="12pt" style:font-size-complex="12pt"/>
    </style:style>
    <style:style style:name="T12" style:family="text">
      <style:text-properties style:font-name="Times New Roman" fo:font-size="12pt" fo:letter-spacing="-0.009cm" style:font-size-asian="12pt" style:font-size-complex="12pt"/>
    </style:style>
    <style:style style:name="T13" style:family="text">
      <style:text-properties style:font-name="Times New Roman" fo:font-size="12pt" fo:letter-spacing="-0.009cm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letter-spacing="0.007cm" style:font-size-asian="12pt" style:font-size-complex="12pt"/>
    </style:style>
    <style:style style:name="T15" style:family="text">
      <style:text-properties style:font-name="Times New Roman" fo:font-size="12pt" fo:letter-spacing="0.007cm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letter-spacing="0.009cm" style:font-size-asian="12pt" style:font-size-complex="12pt"/>
    </style:style>
    <style:style style:name="T17" style:family="text">
      <style:text-properties style:font-name="Times New Roman" fo:font-size="12pt" fo:letter-spacing="0.009cm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letter-spacing="-0.016cm" style:font-size-asian="12pt" style:font-size-complex="12pt"/>
    </style:style>
    <style:style style:name="T19" style:family="text">
      <style:text-properties style:font-name="Times New Roman" fo:font-size="12pt" fo:letter-spacing="0.004cm" style:font-size-asian="12pt" style:font-size-complex="12pt"/>
    </style:style>
    <style:style style:name="T20" style:family="text">
      <style:text-properties style:font-name="Times New Roman" fo:font-size="12pt" fo:letter-spacing="0.004cm" officeooo:rsid="000893a9" style:font-size-asian="12pt" style:font-size-complex="12pt"/>
    </style:style>
    <style:style style:name="T21" style:family="text">
      <style:text-properties style:font-name="Times New Roman" fo:font-size="12pt" fo:letter-spacing="0.004cm" fo:font-weight="bold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letter-spacing="-0.007cm" style:font-size-asian="12pt" style:font-size-complex="12pt"/>
    </style:style>
    <style:style style:name="T23" style:family="text">
      <style:text-properties style:font-name="Times New Roman" fo:font-size="12pt" fo:letter-spacing="-0.007cm" fo:font-weight="bold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etter-spacing="0.011cm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letter-spacing="0.011cm" style:font-size-asian="12pt" style:font-size-complex="12pt"/>
    </style:style>
    <style:style style:name="T27" style:family="text">
      <style:text-properties style:font-name="Times New Roman" fo:font-size="12pt" fo:letter-spacing="-0.011cm" fo:font-weight="bold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letter-spacing="-0.011cm" style:font-size-asian="12pt" style:font-size-complex="12pt"/>
    </style:style>
    <style:style style:name="T29" style:family="text">
      <style:text-properties style:font-name="Times New Roman" fo:font-size="12pt" fo:letter-spacing="-0.046cm" fo:font-weight="bold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fo:letter-spacing="-0.018cm" style:font-size-asian="12pt" style:font-size-complex="12pt"/>
    </style:style>
    <style:style style:name="T31" style:family="text">
      <style:text-properties style:font-name="Times New Roman" fo:font-size="12pt" fo:letter-spacing="-0.012cm" style:font-size-asian="12pt" style:font-size-complex="12pt"/>
    </style:style>
    <style:style style:name="T32" style:family="text">
      <style:text-properties style:font-name="Times New Roman" fo:font-size="12pt" fo:letter-spacing="-0.023cm" style:font-size-asian="12pt" style:font-size-complex="12pt"/>
    </style:style>
    <style:style style:name="T33" style:family="text">
      <style:text-properties style:font-name="Times New Roman" fo:font-size="12pt" fo:letter-spacing="0.012cm" style:font-size-asian="12pt" style:font-size-complex="12pt"/>
    </style:style>
    <style:style style:name="T34" style:family="text">
      <style:text-properties style:font-name="Times New Roman" fo:font-size="12pt" fo:letter-spacing="0.072cm" style:font-size-asian="12pt" style:font-size-complex="12pt"/>
    </style:style>
    <style:style style:name="T35" style:family="text">
      <style:text-properties style:font-name="Times New Roman" fo:font-size="12pt" fo:letter-spacing="-0.021cm" style:font-size-asian="12pt" style:font-size-complex="12pt"/>
    </style:style>
    <style:style style:name="T36" style:family="text">
      <style:text-properties style:font-name="Times New Roman" fo:font-size="12pt" fo:letter-spacing="0.018cm" style:font-size-asian="12pt" style:font-size-complex="12pt"/>
    </style:style>
    <style:style style:name="T37" style:family="text">
      <style:text-properties style:font-name="Times New Roman" fo:font-size="12pt" fo:letter-spacing="0.021cm" style:font-size-asian="12pt" style:font-size-complex="12pt"/>
    </style:style>
    <style:style style:name="T38" style:family="text">
      <style:text-properties style:font-name="Times New Roman" fo:font-size="12pt" fo:letter-spacing="0.016cm" style:font-size-asian="12pt" style:font-size-complex="12pt"/>
    </style:style>
    <style:style style:name="T39" style:family="text">
      <style:text-properties style:font-name="Times New Roman" fo:font-size="12pt" fo:letter-spacing="-0.014cm" style:font-size-asian="12pt" style:font-size-complex="12pt"/>
    </style:style>
    <style:style style:name="T40" style:family="text">
      <style:text-properties style:font-name="Times New Roman" fo:font-size="12pt" fo:letter-spacing="-0.034cm" style:font-size-asian="12pt" style:font-size-complex="12pt"/>
    </style:style>
    <style:style style:name="T41" style:family="text">
      <style:text-properties style:font-name="Times New Roman" fo:font-size="12pt" fo:letter-spacing="0.019cm" style:font-size-asian="12pt" style:font-size-complex="12pt"/>
    </style:style>
    <style:style style:name="T42" style:family="text">
      <style:text-properties style:font-name="Times New Roman" fo:font-size="12pt" fo:letter-spacing="0.097cm" style:font-size-asian="12pt" style:font-size-complex="12pt"/>
    </style:style>
    <style:style style:name="T43" style:family="text">
      <style:text-properties style:font-name="Times New Roman" fo:font-size="12pt" fo:letter-spacing="0.097cm" officeooo:rsid="000893a9" style:font-size-asian="12pt" style:font-size-complex="12pt"/>
    </style:style>
    <style:style style:name="T44" style:family="text">
      <style:text-properties style:font-name="Times New Roman" fo:font-size="12pt" fo:letter-spacing="0.025cm" style:font-size-asian="12pt" style:font-size-complex="12pt"/>
    </style:style>
    <style:style style:name="T45" style:family="text">
      <style:text-properties style:font-name="Times New Roman" fo:font-size="12pt" fo:letter-spacing="0.014cm" style:font-size-asian="12pt" style:font-size-complex="12pt"/>
    </style:style>
    <style:style style:name="Sect1" style:family="section">
      <style:section-properties style:editable="false">
        <style:columns fo:column-count="2">
          <style:column style:rel-width="5123*" fo:start-indent="0cm" fo:end-indent="0.18cm"/>
          <style:column style:rel-width="60412*" fo:start-indent="0.1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19938*" fo:start-indent="0cm" fo:end-indent="3.221cm"/>
          <style:column style:rel-width="45597*" fo:start-indent="3.221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8708*" fo:start-indent="0cm" fo:end-indent="1.025cm"/>
          <style:column style:rel-width="36827*" fo:start-indent="1.025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P</text:span><text:span text:style-name="T3">Ř</text:span><text:span text:style-name="T1">Í</text:span><text:span text:style-name="T5">K</text:span><text:span text:style-name="T6">A</text:span><text:span text:style-name="T8">Z</text:span><text:span text:style-name="T5">NÍ</text:span><text:span text:style-name="T9"> </text:span><text:span text:style-name="T1">S</text:span><text:span text:style-name="T3">M</text:span><text:span text:style-name="T8">L</text:span><text:span text:style-name="T5">O</text:span><text:span text:style-name="T6">U</text:span><text:span text:style-name="T11">V</text:span><text:span text:style-name="T5">A</text:span></text:p>
      <text:p text:style-name="P1"/>
      <text:p text:style-name="P2"><text:span text:style-name="T5">u</text:span><text:span text:style-name="T6">za</text:span><text:span text:style-name="T12">v</text:span><text:span text:style-name="T1">ř</text:span><text:span text:style-name="T14">e</text:span><text:span text:style-name="T12">n</text:span><text:span text:style-name="T5">á</text:span><text:span text:style-name="T1"> </text:span><text:span text:style-name="T5">p</text:span><text:span text:style-name="T16">od</text:span><text:span text:style-name="T18">l</text:span><text:span text:style-name="T5">e</text:span><text:span text:style-name="T1"> </text:span><text:span text:style-name="T5">u</text:span><text:span text:style-name="T3">s</text:span><text:span text:style-name="T16">t</text:span><text:span text:style-name="T6">a</text:span><text:span text:style-name="T12">n</text:span><text:span text:style-name="T16">o</text:span><text:span text:style-name="T12">v</text:span><text:span text:style-name="T14">e</text:span><text:span text:style-name="T5">ní</text:span><text:span text:style-name="T3"> </text:span><text:span text:style-name="T5">§</text:span><text:span text:style-name="T19"> </text:span><text:span text:style-name="T5">724</text:span><text:span text:style-name="T19"> </text:span><text:span text:style-name="T5">a</text:span><text:span text:style-name="T1"> </text:span><text:span text:style-name="T12">n</text:span><text:span text:style-name="T6">á</text:span><text:span text:style-name="T19">s</text:span><text:span text:style-name="T18">l</text:span><text:span text:style-name="T5">.</text:span><text:span text:style-name="T14"> </text:span><text:span text:style-name="T16">o</text:span><text:span text:style-name="T12">b</text:span><text:span text:style-name="T6">č</text:span><text:span text:style-name="T14">a</text:span><text:span text:style-name="T5">n</text:span><text:span text:style-name="T3">s</text:span><text:span text:style-name="T5">k</text:span><text:span text:style-name="T14">é</text:span><text:span text:style-name="T5">ho</text:span><text:span text:style-name="T19"> </text:span><text:span text:style-name="T22">m</text:span><text:span text:style-name="T6">e</text:span><text:span text:style-name="T14">z</text:span><text:span text:style-name="T5">i</text:span><text:span text:style-name="T3"> </text:span><text:span text:style-name="T19">s</text:span><text:span text:style-name="T22">ml</text:span><text:span text:style-name="T16">u</text:span><text:span text:style-name="T5">vní</text:span><text:span text:style-name="T1">m</text:span><text:span text:style-name="T5">i</text:span><text:span text:style-name="T3"> s</text:span><text:span text:style-name="T16">t</text:span><text:span text:style-name="T1">r</text:span><text:span text:style-name="T6">a</text:span><text:span text:style-name="T12">n</text:span><text:span text:style-name="T14">a</text:span><text:span text:style-name="T5">m</text:span><text:span text:style-name="T22">i</text:span><text:span text:style-name="T5">:</text:span></text:p>
      <text:p text:style-name="P3"/>
      <text:p text:style-name="P4"><text:span text:style-name="T24">Č</text:span><text:span text:style-name="T7">e</text:span><text:span text:style-name="T21">s</text:span><text:span text:style-name="T23">k</text:span><text:span text:style-name="T24">á</text:span><text:span text:style-name="T21"> </text:span><text:span text:style-name="T2">p</text:span><text:span text:style-name="T24">i</text:span><text:span text:style-name="T13">r</text:span><text:span text:style-name="T24">á</text:span><text:span text:style-name="T2">t</text:span><text:span text:style-name="T21">s</text:span><text:span text:style-name="T23">k</text:span><text:span text:style-name="T24">á</text:span><text:span text:style-name="T21"> </text:span><text:span text:style-name="T4">s</text:span><text:span text:style-name="T25">t</text:span><text:span text:style-name="T27">r</text:span><text:span text:style-name="T24">a</text:span><text:span text:style-name="T2">n</text:span><text:span text:style-name="T24">a</text:span></text:p>
      <text:p text:style-name="P9"><text:span text:style-name="T17">K</text:span><text:span text:style-name="T27">r</text:span><text:span text:style-name="T24">a</text:span><text:span text:style-name="T2">j</text:span><text:span text:style-name="T4">s</text:span><text:span text:style-name="T23">k</text:span><text:span text:style-name="T24">é</text:span><text:span text:style-name="T2"> </text:span><text:span text:style-name="T4">s</text:span><text:span text:style-name="T25">d</text:span><text:span text:style-name="T27">r</text:span><text:span text:style-name="T25">u</text:span><text:span text:style-name="T27">ž</text:span><text:span text:style-name="T7">e</text:span><text:span text:style-name="T2">n</text:span><text:span text:style-name="T24">í</text:span><text:span text:style-name="T10"> </text:span><text:span text:style-name="T21">P</text:span><text:span text:style-name="T27">r</text:span><text:span text:style-name="T24">a</text:span><text:span text:style-name="T2">h</text:span><text:span text:style-name="T24">a</text:span></text:p>
      <text:p text:style-name="P5"><text:span text:style-name="T3">s</text:span><text:span text:style-name="T5">e</text:span><text:span text:style-name="T1"> </text:span><text:span text:style-name="T19">s</text:span><text:span text:style-name="T18">í</text:span><text:span text:style-name="T16">d</text:span><text:span text:style-name="T22">l</text:span><text:span text:style-name="T14">e</text:span><text:span text:style-name="T5">m</text:span><text:span text:style-name="T3"> Ř</text:span><text:span text:style-name="T14">e</text:span><text:span text:style-name="T12">h</text:span><text:span text:style-name="T16">o</text:span><text:span text:style-name="T1">ř</text:span><text:span text:style-name="T16">o</text:span><text:span text:style-name="T12">v</text:span><text:span text:style-name="T5">a</text:span><text:span text:style-name="T1"> </text:span><text:span text:style-name="T5">943/19, </text:span><text:span text:style-name="T1">Pr</text:span><text:span text:style-name="T6">a</text:span><text:span text:style-name="T12">h</text:span><text:span text:style-name="T5">a</text:span><text:span text:style-name="T1"> </text:span><text:span text:style-name="T5">3</text:span></text:p>
      <text:p text:style-name="P9"><text:span text:style-name="T1">I</text:span><text:span text:style-name="T3">Č</text:span><text:span text:style-name="T5">O:</text:span><text:span text:style-name="T19"> </text:span><text:span text:style-name="T5">71339698</text:span></text:p>
      <text:p text:style-name="P6"><text:span text:style-name="T8">Z</text:span><text:span text:style-name="T6">a</text:span><text:span text:style-name="T3">s</text:span><text:span text:style-name="T16">to</text:span><text:span text:style-name="T5">up</text:span><text:span text:style-name="T6">e</text:span><text:span text:style-name="T12">n</text:span><text:span text:style-name="T6">á</text:span><text:span text:style-name="T5">:</text:span><text:span text:style-name="T9"> </text:span><text:span text:style-name="T5"><text:s/>Ondřejem Profantem, p</text:span><text:span text:style-name="T1">ř</text:span><text:span text:style-name="T6">e</text:span><text:span text:style-name="T5">d</text:span><text:span text:style-name="T3">s</text:span><text:span text:style-name="T6">e</text:span><text:span text:style-name="T5">d</text:span><text:span text:style-name="T16">o</text:span><text:span text:style-name="T5">u</text:span><text:span text:style-name="T19"> </text:span><text:span text:style-name="T12">K</text:span><text:span text:style-name="T5">S</text:span><text:span text:style-name="T9"> </text:span><text:span text:style-name="T1">Pr</text:span><text:span text:style-name="T6">a</text:span><text:span text:style-name="T12">h</text:span><text:span text:style-name="T5">a</text:span></text:p>
      <text:p text:style-name="P9"><text:span text:style-name="T1">(</text:span><text:span text:style-name="T5">d</text:span><text:span text:style-name="T14">á</text:span><text:span text:style-name="T18">l</text:span><text:span text:style-name="T5">e</text:span><text:span text:style-name="T26"> </text:span><text:span text:style-name="T18">j</text:span><text:span text:style-name="T14">e</text:span><text:span text:style-name="T5">n</text:span><text:span text:style-name="T14"> </text:span><text:span text:style-name="T28">„</text:span><text:span text:style-name="T5">p</text:span><text:span text:style-name="T26">ř</text:span><text:span text:style-name="T22">í</text:span><text:span text:style-name="T5">k</text:span><text:span text:style-name="T6">azc</text:span><text:span text:style-name="T14">e</text:span><text:span text:style-name="T28">“</text:span><text:span text:style-name="T5">)</text:span></text:p>
      <text:p text:style-name="P1"/>
      <text:p text:style-name="P41">a</text:p>
      <text:p text:style-name="P3"/>
      <text:p text:style-name="P4"><text:span text:style-name="T24">V</text:span><text:span text:style-name="T13">l</text:span><text:span text:style-name="T24">a</text:span><text:span text:style-name="T2">d</text:span><text:span text:style-name="T24">i</text:span><text:span text:style-name="T10">s</text:span><text:span text:style-name="T23">l</text:span><text:span text:style-name="T24">av</text:span><text:span text:style-name="T4"> </text:span><text:span text:style-name="T29">T</text:span><text:span text:style-name="T24">o</text:span><text:span text:style-name="T2">b</text:span><text:span text:style-name="T24">i</text:span><text:span text:style-name="T17">a</text:span><text:span text:style-name="T24">s </text:span><text:span text:style-name="T4">Es</text:span><text:span text:style-name="T2">n</text:span><text:span text:style-name="T15">e</text:span><text:span text:style-name="T24">r</text:span></text:p>
      <text:p text:style-name="P5"><text:span text:style-name="T9">B</text:span><text:span text:style-name="T30">y</text:span><text:span text:style-name="T16">t</text:span><text:span text:style-name="T14">e</text:span><text:span text:style-name="T5">m</text:span><text:span text:style-name="T31"> </text:span><text:span text:style-name="T3">B</text:span><text:span text:style-name="T14">ec</text:span><text:span text:style-name="T5">h</text:span><text:span text:style-name="T12">y</text:span><text:span text:style-name="T5">ň</text:span><text:span text:style-name="T3">s</text:span><text:span text:style-name="T5">ká</text:span><text:span text:style-name="T1"> </text:span><text:span text:style-name="T5">639,</text:span><text:span text:style-name="T14"> </text:span><text:span text:style-name="T1">Pr</text:span><text:span text:style-name="T6">a</text:span><text:span text:style-name="T12">h</text:span><text:span text:style-name="T5">a</text:span><text:span text:style-name="T1"> </text:span><text:span text:style-name="T5">9,</text:span><text:span text:style-name="T14"> </text:span><text:span text:style-name="T5">199</text:span><text:span text:style-name="T8"> </text:span><text:span text:style-name="T5">00</text:span></text:p>
      <text:p text:style-name="P9"><text:span text:style-name="T5">N</text:span><text:span text:style-name="T6">a</text:span><text:span text:style-name="T32">r</text:span><text:span text:style-name="T5">.</text:span><text:span text:style-name="T14"> </text:span><text:span text:style-name="T5">03</text:span><text:span text:style-name="T19">.</text:span><text:span text:style-name="T5">0</text:span><text:span text:style-name="T12">3</text:span><text:span text:style-name="T19">.</text:span><text:span text:style-name="T5">1982</text:span></text:p>
      <text:p text:style-name="P6"><text:span text:style-name="T1">(</text:span><text:span text:style-name="T5">d</text:span><text:span text:style-name="T14">á</text:span><text:span text:style-name="T18">l</text:span><text:span text:style-name="T5">e</text:span><text:span text:style-name="T26"> </text:span><text:span text:style-name="T18">j</text:span><text:span text:style-name="T14">e</text:span><text:span text:style-name="T5">n</text:span><text:span text:style-name="T19"> </text:span><text:span text:style-name="T28">„</text:span><text:span text:style-name="T5">p</text:span><text:span text:style-name="T26">ř</text:span><text:span text:style-name="T22">í</text:span><text:span text:style-name="T5">k</text:span><text:span text:style-name="T6">a</text:span><text:span text:style-name="T14">z</text:span><text:span text:style-name="T5">n</text:span><text:span text:style-name="T22">í</text:span><text:span text:style-name="T16">k</text:span><text:span text:style-name="T28">“</text:span><text:span text:style-name="T5">)</text:span></text:p>
      <text:p text:style-name="P12"/>
      <text:p text:style-name="P4"><text:span text:style-name="T9">Č</text:span><text:span text:style-name="T18">l</text:span><text:span text:style-name="T5">.</text:span><text:span text:style-name="T14"> </text:span><text:span text:style-name="T5">I</text:span></text:p>
      <text:p text:style-name="P1"/>
      <text:p text:style-name="P4"><text:span text:style-name="T1">Př</text:span><text:span text:style-name="T18">í</text:span><text:span text:style-name="T16">k</text:span><text:span text:style-name="T6">a</text:span><text:span text:style-name="T14">z</text:span><text:span text:style-name="T5">n</text:span><text:span text:style-name="T22">í</text:span><text:span text:style-name="T5">k</text:span><text:span text:style-name="T19"> </text:span><text:span text:style-name="T3">s</text:span><text:span text:style-name="T5">e</text:span><text:span text:style-name="T1"> </text:span><text:span text:style-name="T6">z</text:span><text:span text:style-name="T14">a</text:span><text:span text:style-name="T12">v</text:span><text:span text:style-name="T6">az</text:span><text:span text:style-name="T16">u</text:span><text:span text:style-name="T22">j</text:span><text:span text:style-name="T5">e</text:span><text:span text:style-name="T1"> </text:span><text:span text:style-name="T5">p</text:span><text:span text:style-name="T1">r</text:span><text:span text:style-name="T16">o</text:span><text:span text:style-name="T12">v</text:span><text:span text:style-name="T6">é</text:span><text:span text:style-name="T3">s</text:span><text:span text:style-name="T5">t</text:span><text:span text:style-name="T33"> </text:span><text:span text:style-name="T5">p</text:span><text:span text:style-name="T8">r</text:span><text:span text:style-name="T5">o</text:span><text:span text:style-name="T19"> </text:span><text:span text:style-name="T5">p</text:span><text:span text:style-name="T1">ř</text:span><text:span text:style-name="T18">í</text:span><text:span text:style-name="T5">k</text:span><text:span text:style-name="T6">az</text:span><text:span text:style-name="T14">c</text:span><text:span text:style-name="T5">e</text:span><text:span text:style-name="T1"> </text:span><text:span text:style-name="T16">t</text:span><text:span text:style-name="T30">y</text:span><text:span text:style-name="T16">t</text:span><text:span text:style-name="T5">o</text:span><text:span text:style-name="T19"> </text:span><text:span text:style-name="T6">č</text:span><text:span text:style-name="T22">i</text:span><text:span text:style-name="T5">n</text:span><text:span text:style-name="T12">n</text:span><text:span text:style-name="T16">o</text:span><text:span text:style-name="T3">s</text:span><text:span text:style-name="T16">t</text:span><text:span text:style-name="T18">i</text:span><text:span text:style-name="T5">:</text:span></text:p>
      <text:p text:style-name="P13"><text:span text:style-name="T5">- <text:s text:c="2"/></text:span><text:span text:style-name="T34"><text:s/></text:span><text:span text:style-name="T1">S</text:span><text:span text:style-name="T5">p</text:span><text:span text:style-name="T1">r</text:span><text:span text:style-name="T6">á</text:span><text:span text:style-name="T12">v</text:span><text:span text:style-name="T6">c</text:span><text:span text:style-name="T5">e</text:span><text:span text:style-name="T1"> PI</text:span><text:span text:style-name="T3">C</text:span><text:span text:style-name="T5">E</text:span></text:p>
      <text:p text:style-name="P14"><text:span text:style-name="T5">- <text:s text:c="2"/></text:span><text:span text:style-name="T34"><text:s/></text:span><text:span text:style-name="T35">T</text:span><text:span text:style-name="T6">a</text:span><text:span text:style-name="T18">j</text:span><text:span text:style-name="T14">e</text:span><text:span text:style-name="T22">m</text:span><text:span text:style-name="T16">n</text:span><text:span text:style-name="T22">í</text:span><text:span text:style-name="T5">k</text:span><text:span text:style-name="T19"> </text:span><text:span text:style-name="T1">P</text:span><text:span text:style-name="T12">K</text:span><text:span text:style-name="T5">S</text:span></text:p>
      <text:p text:style-name="P15"/>
      <text:section text:style-name="Sect1" text:name="TextSection">
        <text:p text:style-name="P16"/>
        <text:p text:style-name="P17"/>
        <text:p text:style-name="P17"/>
        <text:p text:style-name="P17"/>
        <text:p text:style-name="P17"/>
        <text:p text:style-name="P17"/>
        <text:p text:style-name="P20"/>
        <text:p text:style-name="P21"><text:span text:style-name="T9">Č</text:span><text:span text:style-name="T18">l</text:span><text:span text:style-name="T5">.</text:span><text:span text:style-name="T14"> </text:span><text:span text:style-name="T1">I</text:span><text:span text:style-name="T5">I</text:span></text:p>
        <text:p text:style-name="P24"><text:span text:style-name="T5">-</text:span><text:span text:style-name="T14"> </text:span><text:span text:style-name="T12">n</text:span><text:span text:style-name="T6">á</text:span><text:span text:style-name="T16">p</text:span><text:span text:style-name="T22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3">s</text:span><text:span text:style-name="T5">p</text:span><text:span text:style-name="T1">r</text:span><text:span text:style-name="T14">á</text:span><text:span text:style-name="T12">v</text:span><text:span text:style-name="T6">c</text:span><text:span text:style-name="T5">e</text:span><text:span text:style-name="T1"> PI</text:span><text:span text:style-name="T3">C</text:span><text:span text:style-name="T19">E</text:span><text:span text:style-name="T5">:</text:span><text:span text:style-name="T9"> </text:span><text:span text:style-name="T5">v</text:span><text:span text:style-name="T12">ýb</text:span><text:span text:style-name="T6">ě</text:span><text:span text:style-name="T5">r</text:span><text:span text:style-name="T14"> </text:span><text:span text:style-name="T5">p</text:span><text:span text:style-name="T16">o</text:span><text:span text:style-name="T3">š</text:span><text:span text:style-name="T16">t</text:span><text:span text:style-name="T11">y</text:span><text:span text:style-name="T5">,</text:span><text:span text:style-name="T14"> </text:span><text:span text:style-name="T5">p</text:span><text:span text:style-name="T1">ř</text:span><text:span text:style-name="T6">e</text:span><text:span text:style-name="T5">b</text:span><text:span text:style-name="T18">í</text:span><text:span text:style-name="T1">r</text:span><text:span text:style-name="T36">á</text:span><text:span text:style-name="T5">ní</text:span><text:span text:style-name="T9"> </text:span><text:span text:style-name="T6">zá</text:span><text:span text:style-name="T19">s</text:span><text:span text:style-name="T5">i</text:span><text:span text:style-name="T22">l</text:span><text:span text:style-name="T6">e</text:span><text:span text:style-name="T5">k,</text:span><text:span text:style-name="T14"> </text:span><text:span text:style-name="T16">o</text:span><text:span text:style-name="T8">r</text:span><text:span text:style-name="T5">g</text:span><text:span text:style-name="T6">a</text:span><text:span text:style-name="T5">n</text:span><text:span text:style-name="T18">i</text:span><text:span text:style-name="T6">za</text:span><text:span text:style-name="T14">c</text:span><text:span text:style-name="T5">i</text:span><text:span text:style-name="T9"> </text:span><text:span text:style-name="T12">v</text:span><text:span text:style-name="T6">ě</text:span><text:span text:style-name="T14">c</text:span><text:span text:style-name="T18">í</text:span><text:span text:style-name="T5">,</text:span><text:span text:style-name="T14"> </text:span><text:span text:style-name="T16">o</text:span><text:span text:style-name="T8">r</text:span><text:span text:style-name="T5">g</text:span><text:span text:style-name="T6">a</text:span><text:span text:style-name="T5">n</text:span><text:span text:style-name="T22">i</text:span><text:span text:style-name="T6">za</text:span><text:span text:style-name="T14">c</text:span><text:span text:style-name="T5">i </text:span><text:span text:style-name="T6">a</text:span><text:span text:style-name="T5">k</text:span><text:span text:style-name="T14">c</text:span><text:span text:style-name="T18">í</text:span><text:span text:style-name="T5">,</text:span><text:span text:style-name="T14"> </text:span><text:span text:style-name="T16">o</text:span><text:span text:style-name="T8">r</text:span><text:span text:style-name="T5">g</text:span><text:span text:style-name="T6">a</text:span><text:span text:style-name="T5">n</text:span><text:span text:style-name="T18">i</text:span><text:span text:style-name="T6">z</text:span><text:span text:style-name="T14">a</text:span><text:span text:style-name="T6">c</text:span><text:span text:style-name="T5">e</text:span><text:span text:style-name="T1"> </text:span><text:span text:style-name="T5">ú</text:span><text:span text:style-name="T16">k</text:span><text:span text:style-name="T22">li</text:span><text:span text:style-name="T5">du,</text:span><text:span text:style-name="T14"> </text:span><text:span text:style-name="T12">v</text:span><text:span text:style-name="T6">e</text:span><text:span text:style-name="T5">d</text:span><text:span text:style-name="T14">e</text:span><text:span text:style-name="T5">ní</text:span><text:span text:style-name="T3"> </text:span><text:span text:style-name="T6">a</text:span><text:span text:style-name="T1">r</text:span><text:span text:style-name="T14">c</text:span><text:span text:style-name="T5">h</text:span><text:span text:style-name="T22">í</text:span><text:span text:style-name="T5">vu</text:span><text:span text:style-name="T19"> </text:span><text:span text:style-name="T3">s</text:span><text:span text:style-name="T16">t</text:span><text:span text:style-name="T1">r</text:span><text:span text:style-name="T6">a</text:span><text:span text:style-name="T5">n</text:span><text:span text:style-name="T11">y</text:span><text:span text:style-name="T5">,</text:span><text:span text:style-name="T14"> </text:span><text:span text:style-name="T5">p</text:span><text:span text:style-name="T1">ř</text:span><text:span text:style-name="T6">e</text:span><text:span text:style-name="T5">d</text:span><text:span text:style-name="T6">á</text:span><text:span text:style-name="T12">v</text:span><text:span text:style-name="T14">á</text:span><text:span text:style-name="T5">ní</text:span><text:span text:style-name="T3"> </text:span><text:span text:style-name="T6">z</text:span><text:span text:style-name="T14">á</text:span><text:span text:style-name="T19">s</text:span><text:span text:style-name="T22">il</text:span><text:span text:style-name="T14">e</text:span><text:span text:style-name="T5">k</text:span></text:p>
        <text:p text:style-name="P18"><text:span text:style-name="T5">-</text:span><text:span text:style-name="T14"> </text:span><text:span text:style-name="T12">n</text:span><text:span text:style-name="T6">á</text:span><text:span text:style-name="T16">p</text:span><text:span text:style-name="T22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16">t</text:span><text:span text:style-name="T6">a</text:span><text:span text:style-name="T22">j</text:span><text:span text:style-name="T14">e</text:span><text:span text:style-name="T22">m</text:span><text:span text:style-name="T5">n</text:span><text:span text:style-name="T22">í</text:span><text:span text:style-name="T5">k</text:span><text:span text:style-name="T19"> </text:span><text:span text:style-name="T26">P</text:span><text:span text:style-name="T12">K</text:span><text:span text:style-name="T1">S</text:span><text:span text:style-name="T5">:</text:span><text:span text:style-name="T9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5">p</text:span><text:span text:style-name="T26">ř</text:span><text:span text:style-name="T22">i</text:span><text:span text:style-name="T5">h</text:span><text:span text:style-name="T22">l</text:span><text:span text:style-name="T14">á</text:span><text:span text:style-name="T3">š</text:span><text:span text:style-name="T6">e</text:span><text:span text:style-name="T5">k,</text:span><text:span text:style-name="T14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6">žá</text:span><text:span text:style-name="T5">d</text:span><text:span text:style-name="T16">o</text:span><text:span text:style-name="T3">s</text:span><text:span text:style-name="T16">t</text:span><text:span text:style-name="T5">í</text:span><text:span text:style-name="T31"> </text:span><text:span text:style-name="T5">o</text:span><text:span text:style-name="T33"> </text:span><text:span text:style-name="T5">p</text:span><text:span text:style-name="T8">r</text:span><text:span text:style-name="T16">o</text:span><text:span text:style-name="T5">p</text:span><text:span text:style-name="T18">l</text:span><text:span text:style-name="T6">ac</text:span><text:span text:style-name="T14">e</text:span><text:span text:style-name="T5">n</text:span><text:span text:style-name="T22">í</text:span><text:span text:style-name="T5">,</text:span></text:p>
        <text:p text:style-name="P25"><text:span text:style-name="T5">p</text:span><text:span text:style-name="T1">r</text:span><text:span text:style-name="T16">o</text:span><text:span text:style-name="T6">ce</text:span><text:span text:style-name="T31">s</text:span><text:span text:style-name="T16">o</text:span><text:span text:style-name="T12">v</text:span><text:span text:style-name="T14">á</text:span><text:span text:style-name="T5">ní</text:span><text:span text:style-name="T31"> </text:span><text:span text:style-name="T5">p</text:span><text:span text:style-name="T16">o</text:span><text:span text:style-name="T3">š</text:span><text:span text:style-name="T16">t</text:span><text:span text:style-name="T11">y</text:span><text:span text:style-name="T5">,</text:span><text:span text:style-name="T14"> </text:span><text:span text:style-name="T5">p</text:span><text:span text:style-name="T16">o</text:span><text:span text:style-name="T18">m</text:span><text:span text:style-name="T16">o</text:span><text:span text:style-name="T5">c</text:span><text:span text:style-name="T1"> </text:span><text:span text:style-name="T5">s </text:span><text:span text:style-name="T12">v</text:span><text:span text:style-name="T6">e</text:span><text:span text:style-name="T5">d</text:span><text:span text:style-name="T14">e</text:span><text:span text:style-name="T5">ním</text:span><text:span text:style-name="T3"> </text:span><text:span text:style-name="T22">j</text:span><text:span text:style-name="T6">e</text:span><text:span text:style-name="T16">d</text:span><text:span text:style-name="T5">n</text:span><text:span text:style-name="T14">á</text:span><text:span text:style-name="T5">n</text:span><text:span text:style-name="T18">í</text:span><text:span text:style-name="T5">,</text:span><text:span text:style-name="T14"> </text:span><text:span text:style-name="T5">k</text:span><text:span text:style-name="T16">o</text:span><text:span text:style-name="T22">m</text:span><text:span text:style-name="T5">un</text:span><text:span text:style-name="T22">i</text:span><text:span text:style-name="T5">k</text:span><text:span text:style-name="T6">ace</text:span><text:span text:style-name="T5">,</text:span><text:span text:style-name="T14"> </text:span><text:span text:style-name="T6">a</text:span><text:span text:style-name="T5">k</text:span><text:span text:style-name="T16">t</text:span><text:span text:style-name="T5">u</text:span><text:span text:style-name="T14">a</text:span><text:span text:style-name="T22">li</text:span><text:span text:style-name="T6">zac</text:span><text:span text:style-name="T5">e</text:span><text:span text:style-name="T1"> </text:span><text:span text:style-name="T14">w</text:span><text:span text:style-name="T22">i</text:span><text:span text:style-name="T16">k</text:span><text:span text:style-name="T18">i</text:span><text:span text:style-name="T5">,</text:span></text:p>
        <text:p text:style-name="P19"><text:span text:style-name="T12">v</text:span><text:span text:style-name="T19">š</text:span><text:span text:style-name="T6">e</text:span><text:span text:style-name="T16">o</text:span><text:span text:style-name="T12">b</text:span><text:span text:style-name="T6">e</text:span><text:span text:style-name="T14">c</text:span><text:span text:style-name="T12">n</text:span><text:span text:style-name="T5">á</text:span><text:span text:style-name="T1"> </text:span><text:span text:style-name="T6">a</text:span><text:span text:style-name="T19">s</text:span><text:span text:style-name="T22">i</text:span><text:span text:style-name="T3">s</text:span><text:span text:style-name="T16">t</text:span><text:span text:style-name="T14">e</text:span><text:span text:style-name="T12">n</text:span><text:span text:style-name="T6">c</text:span><text:span text:style-name="T5">e</text:span></text:p>
      </text:section>
      <text:section text:style-name="Sect2" text:name="Sekce1">
        <text:p text:style-name="P15"/>
        <text:p text:style-name="P10"><text:span text:style-name="T5">1.</text:span><text:span text:style-name="T14"> </text:span><text:span text:style-name="T22">P</text:span><text:span text:style-name="T1">ř</text:span><text:span text:style-name="T18">í</text:span><text:span text:style-name="T16">k</text:span><text:span text:style-name="T6">a</text:span><text:span text:style-name="T14">z</text:span><text:span text:style-name="T5">n</text:span><text:span text:style-name="T22">í</text:span><text:span text:style-name="T5">k</text:span><text:span text:style-name="T33"> </text:span><text:span text:style-name="T18">j</text:span><text:span text:style-name="T5">e</text:span><text:span text:style-name="T1"> </text:span><text:span text:style-name="T5">p</text:span><text:span text:style-name="T16">o</text:span><text:span text:style-name="T5">v</text:span><text:span text:style-name="T22">i</text:span><text:span text:style-name="T5">n</text:span><text:span text:style-name="T14">e</text:span><text:span text:style-name="T5">n</text:span></text:p>
        <text:p text:style-name="P6"><text:span text:style-name="T6">a</text:span><text:span text:style-name="T5">)</text:span><text:span text:style-name="T14"> </text:span><text:span text:style-name="T1">Př</text:span><text:span text:style-name="T18">í</text:span><text:span text:style-name="T5">k</text:span><text:span text:style-name="T6">a</text:span><text:span text:style-name="T14">z</text:span><text:span text:style-name="T5">n</text:span><text:span text:style-name="T22">í</text:span><text:span text:style-name="T5">k</text:span><text:span text:style-name="T33"> </text:span><text:span text:style-name="T22">j</text:span><text:span text:style-name="T5">e</text:span><text:span text:style-name="T1"> </text:span><text:span text:style-name="T5">p</text:span><text:span text:style-name="T16">o</text:span><text:span text:style-name="T5">v</text:span><text:span text:style-name="T22">i</text:span><text:span text:style-name="T12">n</text:span><text:span text:style-name="T14">e</text:span><text:span text:style-name="T5">n</text:span><text:span text:style-name="T19"> </text:span><text:span text:style-name="T22">j</text:span><text:span text:style-name="T6">e</text:span><text:span text:style-name="T16">d</text:span><text:span text:style-name="T12">n</text:span><text:span text:style-name="T6">a</text:span><text:span text:style-name="T5">t</text:span><text:span text:style-name="T33"> </text:span><text:span text:style-name="T5">p</text:span><text:span text:style-name="T1">ř</text:span><text:span text:style-name="T5">i</text:span><text:span text:style-name="T31"> </text:span><text:span text:style-name="T16">p</text:span><text:span text:style-name="T22">l</text:span><text:span text:style-name="T12">n</text:span><text:span text:style-name="T14">ě</text:span><text:span text:style-name="T5">ní</text:span><text:span text:style-name="T3"> </text:span><text:span text:style-name="T5">p</text:span><text:span text:style-name="T26">ř</text:span><text:span text:style-name="T18">í</text:span><text:span text:style-name="T5">k</text:span><text:span text:style-name="T14">a</text:span><text:span text:style-name="T6">z</text:span><text:span text:style-name="T5">u</text:span><text:span text:style-name="T19"> </text:span><text:span text:style-name="T5">p</text:span><text:span text:style-name="T16">o</text:span><text:span text:style-name="T5">d</text:span><text:span text:style-name="T18">l</text:span><text:span text:style-name="T5">e</text:span><text:span text:style-name="T1"> </text:span><text:span text:style-name="T19">s</text:span><text:span text:style-name="T5">v</text:span><text:span text:style-name="T12">ý</text:span><text:span text:style-name="T14">c</text:span><text:span text:style-name="T5">h</text:span><text:span text:style-name="T8"> </text:span><text:span text:style-name="T3">s</text:span><text:span text:style-name="T14">c</text:span><text:span text:style-name="T12">h</text:span><text:span text:style-name="T16">o</text:span><text:span text:style-name="T5">p</text:span><text:span text:style-name="T12">n</text:span><text:span text:style-name="T16">o</text:span><text:span text:style-name="T3">s</text:span><text:span text:style-name="T36">t</text:span><text:span text:style-name="T5">í</text:span><text:span text:style-name="T31"> </text:span><text:span text:style-name="T5">a</text:span><text:span text:style-name="T1"> </text:span><text:span text:style-name="T6">z</text:span><text:span text:style-name="T12">n</text:span><text:span text:style-name="T14">a</text:span><text:span text:style-name="T18">l</text:span><text:span text:style-name="T16">o</text:span><text:span text:style-name="T3">s</text:span><text:span text:style-name="T36">t</text:span><text:span text:style-name="T18">í</text:span><text:span text:style-name="T5">.</text:span><text:span text:style-name="T14"> </text:span><text:span text:style-name="T5">Od</text:span></text:p>
        <text:p text:style-name="P26"><text:span text:style-name="T5">p</text:span><text:span text:style-name="T16">o</text:span><text:span text:style-name="T5">k</text:span><text:span text:style-name="T12">yn</text:span><text:span text:style-name="T5">ů</text:span><text:span text:style-name="T19"> </text:span><text:span text:style-name="T5">p</text:span><text:span text:style-name="T26">ř</text:span><text:span text:style-name="T18">í</text:span><text:span text:style-name="T5">k</text:span><text:span text:style-name="T6">a</text:span><text:span text:style-name="T14">z</text:span><text:span text:style-name="T6">c</text:span><text:span text:style-name="T16">o</text:span><text:span text:style-name="T5">v</text:span><text:span text:style-name="T12">ý</text:span><text:span text:style-name="T14">c</text:span><text:span text:style-name="T5">h</text:span><text:span text:style-name="T8"> </text:span><text:span text:style-name="T3">s</text:span><text:span text:style-name="T5">e</text:span><text:span text:style-name="T1"> </text:span><text:span text:style-name="T5">p</text:span><text:span text:style-name="T26">ř</text:span><text:span text:style-name="T18">í</text:span><text:span text:style-name="T5">k</text:span><text:span text:style-name="T6">a</text:span><text:span text:style-name="T14">z</text:span><text:span text:style-name="T5">n</text:span><text:span text:style-name="T22">í</text:span><text:span text:style-name="T5">k</text:span><text:span text:style-name="T33"> </text:span><text:span text:style-name="T22">m</text:span><text:span text:style-name="T5">ů</text:span><text:span text:style-name="T6">ž</text:span><text:span text:style-name="T5">e</text:span><text:span text:style-name="T1"> </text:span><text:span text:style-name="T16">o</text:span><text:span text:style-name="T5">d</text:span><text:span text:style-name="T6">c</text:span><text:span text:style-name="T5">h</text:span><text:span text:style-name="T12">ý</text:span><text:span text:style-name="T5">l</text:span><text:span text:style-name="T18">i</text:span><text:span text:style-name="T5">t</text:span><text:span text:style-name="T37"> </text:span><text:span text:style-name="T5">jen</text:span><text:span text:style-name="T8"> </text:span><text:span text:style-name="T16">t</text:span><text:span text:style-name="T6">e</text:span><text:span text:style-name="T12">h</text:span><text:span text:style-name="T16">d</text:span><text:span text:style-name="T11">y</text:span><text:span text:style-name="T5">,</text:span><text:span text:style-name="T38"> </text:span><text:span text:style-name="T22">j</text:span><text:span text:style-name="T26">e-</text:span><text:span text:style-name="T22">l</text:span><text:span text:style-name="T5">i</text:span><text:span text:style-name="T3"> </text:span><text:span text:style-name="T5">to</text:span><text:span text:style-name="T33"> </text:span><text:span text:style-name="T12">n</text:span><text:span text:style-name="T6">ez</text:span><text:span text:style-name="T5">b</text:span><text:span text:style-name="T30">y</text:span><text:span text:style-name="T36">t</text:span><text:span text:style-name="T12">n</text:span><text:span text:style-name="T5">é</text:span><text:span text:style-name="T26"> </text:span><text:span text:style-name="T5">v</text:span><text:span text:style-name="T8"> </text:span><text:span text:style-name="T6">z</text:span><text:span text:style-name="T14">á</text:span><text:span text:style-name="T22">jm</text:span><text:span text:style-name="T5">u</text:span><text:span text:style-name="T19"> </text:span><text:span text:style-name="T5">p</text:span><text:span text:style-name="T26">ř</text:span><text:span text:style-name="T18">í</text:span><text:span text:style-name="T16">k</text:span><text:span text:style-name="T6">azc</text:span><text:span text:style-name="T5">e a</text:span><text:span text:style-name="T1"> </text:span><text:span text:style-name="T12">n</text:span><text:span text:style-name="T14">e</text:span><text:span text:style-name="T22">m</text:span><text:span text:style-name="T5">ů</text:span><text:span text:style-name="T6">ž</text:span><text:span text:style-name="T5">e</text:span><text:span text:style-name="T26">-</text:span><text:span text:style-name="T5">li</text:span><text:span text:style-name="T3"> </text:span><text:span text:style-name="T12">v</text:span><text:span text:style-name="T6">č</text:span><text:span text:style-name="T14">a</text:span><text:span text:style-name="T5">s </text:span><text:span text:style-name="T16">o</text:span><text:span text:style-name="T12">b</text:span><text:span text:style-name="T5">d</text:span><text:span text:style-name="T1">r</text:span><text:span text:style-name="T6">ž</text:span><text:span text:style-name="T1">e</text:span><text:span text:style-name="T5">t</text:span><text:span text:style-name="T33"> </text:span><text:span text:style-name="T18">j</text:span><text:span text:style-name="T14">e</text:span><text:span text:style-name="T12">h</text:span><text:span text:style-name="T5">o</text:span><text:span text:style-name="T33"> </text:span><text:span text:style-name="T3">s</text:span><text:span text:style-name="T16">o</text:span><text:span text:style-name="T5">uh</text:span><text:span text:style-name="T18">l</text:span><text:span text:style-name="T6">a</text:span><text:span text:style-name="T19">s</text:span><text:span text:style-name="T5">;</text:span><text:span text:style-name="T9"> </text:span><text:span text:style-name="T22">ji</text:span><text:span text:style-name="T5">n</text:span><text:span text:style-name="T14">a</text:span><text:span text:style-name="T5">k</text:span><text:span text:style-name="T19"> </text:span><text:span text:style-name="T16">o</text:span><text:span text:style-name="T5">d</text:span><text:span text:style-name="T12">p</text:span><text:span text:style-name="T16">o</text:span><text:span text:style-name="T12">v</text:span><text:span text:style-name="T22">í</text:span><text:span text:style-name="T5">dá</text:span><text:span text:style-name="T1"> </text:span><text:span text:style-name="T6">z</text:span><text:span text:style-name="T5">a</text:span><text:span text:style-name="T1"> </text:span><text:span text:style-name="T3">š</text:span><text:span text:style-name="T5">k</text:span><text:span text:style-name="T16">o</text:span><text:span text:style-name="T5">du</text:span><text:span text:style-name="T19">.</text:span><text:span text:style-name="T5">,</text:span></text:p>
        <text:p text:style-name="P27"><text:span text:style-name="T12">b</text:span><text:span text:style-name="T5">)</text:span><text:span text:style-name="T14"> </text:span><text:span text:style-name="T1">Př</text:span><text:span text:style-name="T18">í</text:span><text:span text:style-name="T16">k</text:span><text:span text:style-name="T6">a</text:span><text:span text:style-name="T14">z</text:span><text:span text:style-name="T5">n</text:span><text:span text:style-name="T22">í</text:span><text:span text:style-name="T5">k</text:span><text:span text:style-name="T33"> </text:span><text:span text:style-name="T18">j</text:span><text:span text:style-name="T5">e</text:span><text:span text:style-name="T1"> </text:span><text:span text:style-name="T5">p</text:span><text:span text:style-name="T16">o</text:span><text:span text:style-name="T5">v</text:span><text:span text:style-name="T22">i</text:span><text:span text:style-name="T5">n</text:span><text:span text:style-name="T14">e</text:span><text:span text:style-name="T5">n</text:span><text:span text:style-name="T8"> </text:span><text:span text:style-name="T5">p</text:span><text:span text:style-name="T1">r</text:span><text:span text:style-name="T16">o</text:span><text:span text:style-name="T12">v</text:span><text:span text:style-name="T6">é</text:span><text:span text:style-name="T3">s</text:span><text:span text:style-name="T5">t</text:span><text:span text:style-name="T33"> </text:span><text:span text:style-name="T5">p</text:span><text:span text:style-name="T1">ř</text:span><text:span text:style-name="T18">í</text:span><text:span text:style-name="T5">k</text:span><text:span text:style-name="T6">a</text:span><text:span text:style-name="T5">z</text:span><text:span text:style-name="T1"> </text:span><text:span text:style-name="T16">o</text:span><text:span text:style-name="T3">s</text:span><text:span text:style-name="T16">o</text:span><text:span text:style-name="T12">bn</text:span><text:span text:style-name="T6">ě</text:span><text:span text:style-name="T5">.</text:span><text:span text:style-name="T14"> </text:span><text:span text:style-name="T1">S</text:span><text:span text:style-name="T12">v</text:span><text:span text:style-name="T14">ě</text:span><text:span text:style-name="T26">ř</text:span><text:span text:style-name="T6">í</text:span><text:span text:style-name="T26">-</text:span><text:span text:style-name="T22">l</text:span><text:span text:style-name="T5">i</text:span><text:span text:style-name="T31"> </text:span><text:span text:style-name="T5">p</text:span><text:span text:style-name="T1">r</text:span><text:span text:style-name="T16">o</text:span><text:span text:style-name="T12">v</text:span><text:span text:style-name="T6">e</text:span><text:span text:style-name="T5">d</text:span><text:span text:style-name="T14">e</text:span><text:span text:style-name="T5">ní</text:span><text:span text:style-name="T3"> </text:span><text:span text:style-name="T5">p</text:span><text:span text:style-name="T26">ř</text:span><text:span text:style-name="T18">í</text:span><text:span text:style-name="T16">k</text:span><text:span text:style-name="T6">az</text:span><text:span text:style-name="T5">u</text:span><text:span text:style-name="T33"> </text:span><text:span text:style-name="T22">ji</text:span><text:span text:style-name="T5">n</text:span><text:span text:style-name="T14">é</text:span><text:span text:style-name="T22">m</text:span><text:span text:style-name="T5">u,</text:span><text:span text:style-name="T14"> </text:span><text:span text:style-name="T16">o</text:span><text:span text:style-name="T5">d</text:span><text:span text:style-name="T12">p</text:span><text:span text:style-name="T16">o</text:span><text:span text:style-name="T5">v</text:span><text:span text:style-name="T18">í</text:span><text:span text:style-name="T5">d</text:span><text:span text:style-name="T6">á</text:span><text:span text:style-name="T5">, </text:span><text:span text:style-name="T22">j</text:span><text:span text:style-name="T6">a</text:span><text:span text:style-name="T5">ko</text:span><text:span text:style-name="T33"> </text:span><text:span text:style-name="T5">by</text:span><text:span text:style-name="T31"> </text:span><text:span text:style-name="T5">p</text:span><text:span text:style-name="T26">ř</text:span><text:span text:style-name="T22">í</text:span><text:span text:style-name="T5">k</text:span><text:span text:style-name="T6">a</text:span><text:span text:style-name="T5">z</text:span><text:span text:style-name="T1"> </text:span><text:span text:style-name="T5">p</text:span><text:span text:style-name="T1">r</text:span><text:span text:style-name="T16">o</text:span><text:span text:style-name="T12">v</text:span><text:span text:style-name="T6">á</text:span><text:span text:style-name="T5">d</text:span><text:span text:style-name="T14">ě</text:span><text:span text:style-name="T5">l</text:span><text:span text:style-name="T31"> </text:span><text:span text:style-name="T19">s</text:span><text:span text:style-name="T14">á</text:span><text:span text:style-name="T18">m</text:span><text:span text:style-name="T5">,</text:span></text:p>
        <text:p text:style-name="P7"><text:span text:style-name="T6">c</text:span><text:span text:style-name="T5">)</text:span><text:span text:style-name="T14"> </text:span><text:span text:style-name="T12">p</text:span><text:span text:style-name="T16">o</text:span><text:span text:style-name="T5">d</text:span><text:span text:style-name="T6">á</text:span><text:span text:style-name="T12">v</text:span><text:span text:style-name="T6">a</text:span><text:span text:style-name="T5">t</text:span><text:span text:style-name="T33"> </text:span><text:span text:style-name="T5">p</text:span><text:span text:style-name="T1">ř</text:span><text:span text:style-name="T18">í</text:span><text:span text:style-name="T5">k</text:span><text:span text:style-name="T6">a</text:span><text:span text:style-name="T14">z</text:span><text:span text:style-name="T5">n</text:span><text:span text:style-name="T22">í</text:span><text:span text:style-name="T5">k</text:span><text:span text:style-name="T16">o</text:span><text:span text:style-name="T5">vi</text:span><text:span text:style-name="T31"> </text:span><text:span text:style-name="T5">p</text:span><text:span text:style-name="T1">r</text:span><text:span text:style-name="T16">ů</text:span><text:span text:style-name="T12">b</text:span><text:span text:style-name="T6">ě</text:span><text:span text:style-name="T14">ž</text:span><text:span text:style-name="T12">n</text:span><text:span text:style-name="T5">é</text:span><text:span text:style-name="T1"> </text:span><text:span text:style-name="T6">z</text:span><text:span text:style-name="T5">p</text:span><text:span text:style-name="T1">r</text:span><text:span text:style-name="T14">á</text:span><text:span text:style-name="T5">vy</text:span><text:span text:style-name="T31"> </text:span><text:span text:style-name="T5">o</text:span><text:span text:style-name="T33"> </text:span><text:span text:style-name="T16">p</text:span><text:span text:style-name="T22">l</text:span><text:span text:style-name="T12">n</text:span><text:span text:style-name="T14">ě</text:span><text:span text:style-name="T5">ní</text:span><text:span text:style-name="T3"> </text:span><text:span text:style-name="T5">p</text:span><text:span text:style-name="T26">ř</text:span><text:span text:style-name="T18">í</text:span><text:span text:style-name="T5">k</text:span><text:span text:style-name="T6">az</text:span><text:span text:style-name="T5">u</text:span><text:span text:style-name="T19"> </text:span><text:span text:style-name="T5">do</text:span><text:span text:style-name="T33"> </text:span><text:span text:style-name="T5">v</text:span><text:span text:style-name="T18">l</text:span><text:span text:style-name="T6">á</text:span><text:span text:style-name="T16">k</text:span><text:span text:style-name="T12">n</text:span><text:span text:style-name="T5">a</text:span><text:span text:style-name="T26"> </text:span><text:span text:style-name="T12">v</text:span><text:span text:style-name="T5">e</text:span><text:span text:style-name="T26"> </text:span><text:span text:style-name="T39">f</text:span><text:span text:style-name="T16">ó</text:span><text:span text:style-name="T1">r</text:span><text:span text:style-name="T5">u</text:span><text:span text:style-name="T19"> </text:span><text:span text:style-name="T1">F</text:span><text:span text:style-name="T22">i</text:span><text:span text:style-name="T12">n</text:span><text:span text:style-name="T14">a</text:span><text:span text:style-name="T12">n</text:span><text:span text:style-name="T14">č</text:span><text:span text:style-name="T5">n</text:span><text:span text:style-name="T22">í</text:span><text:span text:style-name="T12">h</text:span><text:span text:style-name="T5">o</text:span></text:p>
        <text:p text:style-name="P6"><text:span text:style-name="T16">o</text:span><text:span text:style-name="T5">d</text:span><text:span text:style-name="T12">b</text:span><text:span text:style-name="T16">o</text:span><text:span text:style-name="T1">r</text:span><text:span text:style-name="T12">u</text:span><text:span text:style-name="T5">.</text:span></text:p>
        <text:p text:style-name="P1"/>
        <text:p text:style-name="P4"><text:span text:style-name="T5">2.</text:span><text:span text:style-name="T14"> </text:span><text:span text:style-name="T22">P</text:span><text:span text:style-name="T1">ř</text:span><text:span text:style-name="T18">í</text:span><text:span text:style-name="T16">k</text:span><text:span text:style-name="T6">azc</text:span><text:span text:style-name="T5">e</text:span><text:span text:style-name="T26"> </text:span><text:span text:style-name="T22">j</text:span><text:span text:style-name="T5">e</text:span><text:span text:style-name="T1"> </text:span><text:span text:style-name="T5">p</text:span><text:span text:style-name="T16">o</text:span><text:span text:style-name="T5">v</text:span><text:span text:style-name="T22">i</text:span><text:span text:style-name="T12">n</text:span><text:span text:style-name="T14">e</text:span><text:span text:style-name="T5">n</text:span></text:p>
        <text:p text:style-name="P9"><text:span text:style-name="T6">a</text:span><text:span text:style-name="T5">)</text:span><text:span text:style-name="T14"> </text:span><text:span text:style-name="T5">v</text:span><text:span text:style-name="T30">y</text:span><text:span text:style-name="T16">p</text:span><text:span text:style-name="T22">l</text:span><text:span text:style-name="T6">a</text:span><text:span text:style-name="T36">t</text:span><text:span text:style-name="T18">i</text:span><text:span text:style-name="T5">t</text:span><text:span text:style-name="T33"> </text:span><text:span text:style-name="T5">p</text:span><text:span text:style-name="T1">ř</text:span><text:span text:style-name="T18">í</text:span><text:span text:style-name="T5">k</text:span><text:span text:style-name="T6">a</text:span><text:span text:style-name="T14">z</text:span><text:span text:style-name="T5">n</text:span><text:span text:style-name="T22">í</text:span><text:span text:style-name="T5">k</text:span><text:span text:style-name="T16">o</text:span><text:span text:style-name="T5">vi</text:span><text:span text:style-name="T3"> </text:span><text:span text:style-name="T19">s</text:span><text:span text:style-name="T22">j</text:span><text:span text:style-name="T6">e</text:span><text:span text:style-name="T16">d</text:span><text:span text:style-name="T12">n</text:span><text:span text:style-name="T14">a</text:span><text:span text:style-name="T12">n</text:span><text:span text:style-name="T16">o</text:span><text:span text:style-name="T5">u</text:span><text:span text:style-name="T19"> </text:span><text:span text:style-name="T16">o</text:span><text:span text:style-name="T5">d</text:span><text:span text:style-name="T18">m</text:span><text:span text:style-name="T14">ě</text:span><text:span text:style-name="T12">n</text:span><text:span text:style-name="T5">u</text:span><text:span text:style-name="T19"> </text:span><text:span text:style-name="T16">d</text:span><text:span text:style-name="T22">l</text:span><text:span text:style-name="T5">e</text:span><text:span text:style-name="T1"> </text:span><text:span text:style-name="T14">č</text:span><text:span text:style-name="T18">l</text:span><text:span text:style-name="T5">.</text:span><text:span text:style-name="T14"> </text:span><text:span text:style-name="T1">II</text:span><text:span text:style-name="T5">I</text:span><text:span text:style-name="T6"> </text:span><text:span text:style-name="T16">t</text:span><text:span text:style-name="T28">é</text:span><text:span text:style-name="T5">to</text:span><text:span text:style-name="T9"> </text:span><text:span text:style-name="T19">s</text:span><text:span text:style-name="T22">m</text:span><text:span text:style-name="T18">l</text:span><text:span text:style-name="T16">o</text:span><text:span text:style-name="T5">uv</text:span><text:span text:style-name="T40">y</text:span><text:span text:style-name="T5">,</text:span></text:p>
        <text:p text:style-name="P6"><text:span text:style-name="T12">b</text:span><text:span text:style-name="T5">)</text:span><text:span text:style-name="T14"> </text:span><text:span text:style-name="T5">p</text:span><text:span text:style-name="T16">o</text:span><text:span text:style-name="T3">s</text:span><text:span text:style-name="T16">k</text:span><text:span text:style-name="T30">y</text:span><text:span text:style-name="T16">t</text:span><text:span text:style-name="T12">n</text:span><text:span text:style-name="T16">o</text:span><text:span text:style-name="T12">u</text:span><text:span text:style-name="T5">t</text:span><text:span text:style-name="T33"> </text:span><text:span text:style-name="T12">p</text:span><text:span text:style-name="T1">ř</text:span><text:span text:style-name="T18">í</text:span><text:span text:style-name="T16">k</text:span><text:span text:style-name="T6">a</text:span><text:span text:style-name="T14">z</text:span><text:span text:style-name="T5">n</text:span><text:span text:style-name="T22">í</text:span><text:span text:style-name="T5">k</text:span><text:span text:style-name="T16">o</text:span><text:span text:style-name="T5">vi</text:span><text:span text:style-name="T3"> </text:span><text:span text:style-name="T22">i</text:span><text:span text:style-name="T16">n</text:span><text:span text:style-name="T39">f</text:span><text:span text:style-name="T16">o</text:span><text:span text:style-name="T26">r</text:span><text:span text:style-name="T18">m</text:span><text:span text:style-name="T6">a</text:span><text:span text:style-name="T14">c</text:span><text:span text:style-name="T5">e</text:span><text:span text:style-name="T1"> </text:span><text:span text:style-name="T5">po</text:span><text:span text:style-name="T16">t</text:span><text:span text:style-name="T1">ř</text:span><text:span text:style-name="T6">e</text:span><text:span text:style-name="T12">bn</text:span><text:span text:style-name="T5">é</text:span><text:span text:style-name="T1"> </text:span><text:span text:style-name="T5">k</text:span><text:span text:style-name="T19"> </text:span><text:span text:style-name="T5">p</text:span><text:span text:style-name="T1">r</text:span><text:span text:style-name="T16">o</text:span><text:span text:style-name="T12">v</text:span><text:span text:style-name="T6">á</text:span><text:span text:style-name="T5">d</text:span><text:span text:style-name="T6">ě</text:span><text:span text:style-name="T5">ní</text:span><text:span text:style-name="T3"> </text:span><text:span text:style-name="T19">s</text:span><text:span text:style-name="T22">j</text:span><text:span text:style-name="T6">e</text:span><text:span text:style-name="T16">d</text:span><text:span text:style-name="T12">n</text:span><text:span text:style-name="T14">a</text:span><text:span text:style-name="T12">n</text:span><text:span text:style-name="T5">é</text:span><text:span text:style-name="T1"> </text:span><text:span text:style-name="T14">č</text:span><text:span text:style-name="T22">i</text:span><text:span text:style-name="T5">n</text:span><text:span text:style-name="T12">n</text:span><text:span text:style-name="T16">o</text:span><text:span text:style-name="T3">s</text:span><text:span text:style-name="T36">t</text:span><text:span text:style-name="T18">i</text:span><text:span text:style-name="T5">,</text:span></text:p>
        <text:p text:style-name="P28"><text:span text:style-name="T6">c</text:span><text:span text:style-name="T5">)</text:span><text:span text:style-name="T14"> </text:span><text:span text:style-name="T5">p</text:span><text:span text:style-name="T1">ř</text:span><text:span text:style-name="T18">í</text:span><text:span text:style-name="T5">k</text:span><text:span text:style-name="T6">az</text:span><text:span text:style-name="T14">c</text:span><text:span text:style-name="T5">e</text:span><text:span text:style-name="T26"> </text:span><text:span text:style-name="T18">j</text:span><text:span text:style-name="T5">e</text:span><text:span text:style-name="T1"> </text:span><text:span text:style-name="T5">p</text:span><text:span text:style-name="T16">o</text:span><text:span text:style-name="T5">v</text:span><text:span text:style-name="T22">i</text:span><text:span text:style-name="T5">n</text:span><text:span text:style-name="T14">e</text:span><text:span text:style-name="T12">n</text:span><text:span text:style-name="T5">,</text:span><text:span text:style-name="T14"> </text:span><text:span text:style-name="T12">n</text:span><text:span text:style-name="T14">e</text:span><text:span text:style-name="T5">n</text:span><text:span text:style-name="T28">í</text:span><text:span text:style-name="T26">-</text:span><text:span text:style-name="T5">li</text:span><text:span text:style-name="T9"> </text:span><text:span text:style-name="T5">j</text:span><text:span text:style-name="T22">i</text:span><text:span text:style-name="T5">n</text:span><text:span text:style-name="T6">a</text:span><text:span text:style-name="T5">k</text:span><text:span text:style-name="T19"> </text:span><text:span text:style-name="T5">d</text:span><text:span text:style-name="T16">o</text:span><text:span text:style-name="T12">h</text:span><text:span text:style-name="T16">o</text:span><text:span text:style-name="T5">d</text:span><text:span text:style-name="T12">n</text:span><text:span text:style-name="T5">ut</text:span><text:span text:style-name="T16">o</text:span><text:span text:style-name="T5">, </text:span><text:span text:style-name="T12">p</text:span><text:span text:style-name="T5">o</text:span><text:span text:style-name="T3">s</text:span><text:span text:style-name="T16">k</text:span><text:span text:style-name="T30">y</text:span><text:span text:style-name="T16">t</text:span><text:span text:style-name="T12">n</text:span><text:span text:style-name="T16">o</text:span><text:span text:style-name="T5">ut</text:span><text:span text:style-name="T33"> </text:span><text:span text:style-name="T12">p</text:span><text:span text:style-name="T1">ř</text:span><text:span text:style-name="T18">í</text:span><text:span text:style-name="T5">k</text:span><text:span text:style-name="T14">az</text:span><text:span text:style-name="T5">n</text:span><text:span text:style-name="T22">í</text:span><text:span text:style-name="T5">k</text:span><text:span text:style-name="T16">o</text:span><text:span text:style-name="T5">vi</text:span><text:span text:style-name="T31"> </text:span><text:span text:style-name="T5">p</text:span><text:span text:style-name="T1">ř</text:span><text:span text:style-name="T6">e</text:span><text:span text:style-name="T5">d</text:span><text:span text:style-name="T14">e</text:span><text:span text:style-name="T5">m</text:span><text:span text:style-name="T3"> </text:span><text:span text:style-name="T12">n</text:span><text:span text:style-name="T5">a</text:span><text:span text:style-name="T26"> </text:span><text:span text:style-name="T22">j</text:span><text:span text:style-name="T41">e</text:span><text:span text:style-name="T12">h</text:span><text:span text:style-name="T5">o </text:span><text:span text:style-name="T6">žá</text:span><text:span text:style-name="T5">d</text:span><text:span text:style-name="T16">o</text:span><text:span text:style-name="T3">s</text:span><text:span text:style-name="T5">t</text:span><text:span text:style-name="T9"> </text:span><text:span text:style-name="T5">p</text:span><text:span text:style-name="T1">ř</text:span><text:span text:style-name="T22">im</text:span><text:span text:style-name="T6">ě</text:span><text:span text:style-name="T1">ř</text:span><text:span text:style-name="T14">e</text:span><text:span text:style-name="T12">n</text:span><text:span text:style-name="T5">é</text:span><text:span text:style-name="T1"> </text:span><text:span text:style-name="T5">p</text:span><text:span text:style-name="T1">r</text:span><text:span text:style-name="T16">o</text:span><text:span text:style-name="T31">s</text:span><text:span text:style-name="T16">t</text:span><text:span text:style-name="T1">ř</text:span><text:span text:style-name="T6">e</text:span><text:span text:style-name="T5">dky</text:span><text:span text:style-name="T8"> </text:span><text:span text:style-name="T12">n</text:span><text:span text:style-name="T6">e</text:span><text:span text:style-name="T14">z</text:span><text:span text:style-name="T5">b</text:span><text:span text:style-name="T30">y</text:span><text:span text:style-name="T36">t</text:span><text:span text:style-name="T12">n</text:span><text:span text:style-name="T5">é</text:span><text:span text:style-name="T1"> </text:span><text:span text:style-name="T5">ke</text:span><text:span text:style-name="T1"> </text:span><text:span text:style-name="T3">s</text:span><text:span text:style-name="T16">p</text:span><text:span text:style-name="T22">l</text:span><text:span text:style-name="T5">n</text:span><text:span text:style-name="T14">ě</text:span><text:span text:style-name="T5">ní</text:span><text:span text:style-name="T31"> </text:span><text:span text:style-name="T16">p</text:span><text:span text:style-name="T26">ř</text:span><text:span text:style-name="T18">í</text:span><text:span text:style-name="T5">k</text:span><text:span text:style-name="T6">az</text:span><text:span text:style-name="T5">u</text:span><text:span text:style-name="T19"> </text:span><text:span text:style-name="T5">a</text:span><text:span text:style-name="T1"> </text:span><text:span text:style-name="T12">n</text:span><text:span text:style-name="T14">a</text:span><text:span text:style-name="T12">h</text:span><text:span text:style-name="T1">r</text:span><text:span text:style-name="T6">a</text:span><text:span text:style-name="T16">d</text:span><text:span text:style-name="T18">i</text:span><text:span text:style-name="T5">t</text:span><text:span text:style-name="T33"> </text:span><text:span text:style-name="T5">p</text:span><text:span text:style-name="T26">ř</text:span><text:span text:style-name="T18">í</text:span><text:span text:style-name="T5">k</text:span><text:span text:style-name="T6">a</text:span><text:span text:style-name="T14">z</text:span><text:span text:style-name="T5">n</text:span><text:span text:style-name="T22">í</text:span><text:span text:style-name="T5">k</text:span><text:span text:style-name="T16">o</text:span><text:span text:style-name="T5">vi</text:span><text:span text:style-name="T3"> </text:span><text:span text:style-name="T5">po</text:span><text:span text:style-name="T16">t</text:span><text:span text:style-name="T1">ř</text:span><text:span text:style-name="T6">e</text:span><text:span text:style-name="T12">bn</text:span><text:span text:style-name="T5">é</text:span><text:span text:style-name="T1"> </text:span><text:span text:style-name="T5">a u</text:span><text:span text:style-name="T14">ž</text:span><text:span text:style-name="T18">i</text:span><text:span text:style-name="T16">t</text:span><text:span text:style-name="T6">eč</text:span><text:span text:style-name="T5">né</text:span><text:span text:style-name="T1"> </text:span><text:span text:style-name="T12">n</text:span><text:span text:style-name="T6">á</text:span><text:span text:style-name="T16">k</text:span><text:span text:style-name="T22">l</text:span><text:span text:style-name="T6">a</text:span><text:span text:style-name="T16">d</text:span><text:span text:style-name="T5">y</text:span><text:span text:style-name="T19"> </text:span><text:span text:style-name="T5">v</text:span><text:span text:style-name="T12">y</text:span><text:span text:style-name="T5">n</text:span><text:span text:style-name="T14">a</text:span><text:span text:style-name="T18">l</text:span><text:span text:style-name="T16">o</text:span><text:span text:style-name="T6">ž</text:span><text:span text:style-name="T14">e</text:span><text:span text:style-name="T12">n</text:span><text:span text:style-name="T5">é</text:span><text:span text:style-name="T1"> </text:span><text:span text:style-name="T5">p</text:span><text:span text:style-name="T26">ř</text:span><text:span text:style-name="T5">i</text:span><text:span text:style-name="T31"> </text:span><text:span text:style-name="T5">p</text:span><text:span text:style-name="T1">r</text:span><text:span text:style-name="T16">o</text:span><text:span text:style-name="T12">v</text:span><text:span text:style-name="T6">á</text:span><text:span text:style-name="T5">d</text:span><text:span text:style-name="T14">ě</text:span><text:span text:style-name="T5">ní</text:span><text:span text:style-name="T31"> </text:span><text:span text:style-name="T5">p</text:span><text:span text:style-name="T26">ř</text:span><text:span text:style-name="T22">í</text:span><text:span text:style-name="T5">k</text:span><text:span text:style-name="T6">az</text:span><text:span text:style-name="T5">u</text:span></text:p>
        <text:p text:style-name="P29"/>
        <text:p text:style-name="P17"/>
        <text:p text:style-name="P17"/>
        <text:p text:style-name="P4"><text:span text:style-name="T9">Č</text:span><text:span text:style-name="T18">l</text:span><text:span text:style-name="T5">.</text:span><text:span text:style-name="T14"> </text:span><text:span text:style-name="T1">II</text:span><text:span text:style-name="T5">I</text:span></text:p>
        <text:p text:style-name="P12"/>
        <text:p text:style-name="P4"><text:span text:style-name="T8">Z</text:span><text:span text:style-name="T5">a</text:span><text:span text:style-name="T1"> </text:span><text:span text:style-name="T5">p</text:span><text:span text:style-name="T1">r</text:span><text:span text:style-name="T16">o</text:span><text:span text:style-name="T12">v</text:span><text:span text:style-name="T6">e</text:span><text:span text:style-name="T5">d</text:span><text:span text:style-name="T6">e</text:span><text:span text:style-name="T5">ní</text:span><text:span text:style-name="T3"> </text:span><text:span text:style-name="T19">s</text:span><text:span text:style-name="T22">j</text:span><text:span text:style-name="T6">e</text:span><text:span text:style-name="T16">d</text:span><text:span text:style-name="T12">n</text:span><text:span text:style-name="T14">a</text:span><text:span text:style-name="T5">né</text:span><text:span text:style-name="T1"> </text:span><text:span text:style-name="T14">č</text:span><text:span text:style-name="T22">i</text:span><text:span text:style-name="T5">n</text:span><text:span text:style-name="T12">n</text:span><text:span text:style-name="T16">o</text:span><text:span text:style-name="T3">s</text:span><text:span text:style-name="T16">t</text:span><text:span text:style-name="T5">i</text:span><text:span text:style-name="T31"> </text:span><text:span text:style-name="T5">p</text:span><text:span text:style-name="T26">ř</text:span><text:span text:style-name="T22">í</text:span><text:span text:style-name="T19">s</text:span><text:span text:style-name="T22">l</text:span><text:span text:style-name="T5">u</text:span><text:span text:style-name="T19">š</text:span><text:span text:style-name="T5">í</text:span><text:span text:style-name="T3"> </text:span><text:span text:style-name="T5">p</text:span><text:span text:style-name="T26">ř</text:span><text:span text:style-name="T18">í</text:span><text:span text:style-name="T5">k</text:span><text:span text:style-name="T6">a</text:span><text:span text:style-name="T14">z</text:span><text:span text:style-name="T5">n</text:span><text:span text:style-name="T22">í</text:span><text:span text:style-name="T5">k</text:span><text:span text:style-name="T16">o</text:span><text:span text:style-name="T5">vi</text:span><text:span text:style-name="T3"> </text:span><text:span text:style-name="T19">s</text:span><text:span text:style-name="T22">j</text:span><text:span text:style-name="T6">e</text:span><text:span text:style-name="T16">d</text:span><text:span text:style-name="T12">n</text:span><text:span text:style-name="T14">a</text:span><text:span text:style-name="T12">n</text:span><text:span text:style-name="T5">á</text:span><text:span text:style-name="T1"> </text:span><text:span text:style-name="T16">od</text:span><text:span text:style-name="T18">m</text:span><text:span text:style-name="T14">ě</text:span><text:span text:style-name="T12">n</text:span><text:span text:style-name="T5">a</text:span><text:span text:style-name="T26"> </text:span><text:span text:style-name="T12">v</text:span><text:span text:style-name="T5">e</text:span><text:span text:style-name="T1"> </text:span><text:span text:style-name="T5">v</text:span><text:span text:style-name="T12">ý</text:span><text:span text:style-name="T33">š</text:span><text:span text:style-name="T5">i</text:span><text:span text:style-name="T42"> </text:span><text:span text:style-name="T43">4</text:span><text:span text:style-name="T19">.</text:span><text:span text:style-name="T5">000</text:span><text:span text:style-name="T44">,</text:span><text:span text:style-name="T5">-</text:span><text:span text:style-name="T14"> </text:span><text:span text:style-name="T12">K</text:span><text:span text:style-name="T6">č</text:span><text:span text:style-name="T5">.</text:span></text:p>
        <text:p text:style-name="P30"><text:span text:style-name="T35">T</text:span><text:span text:style-name="T28">a</text:span><text:span text:style-name="T5">to</text:span><text:span text:style-name="T33"> </text:span><text:span text:style-name="T6">čá</text:span><text:span text:style-name="T31">s</text:span><text:span text:style-name="T16">t</text:span><text:span text:style-name="T5">ka</text:span><text:span text:style-name="T1"> </text:span><text:span text:style-name="T12">b</text:span><text:span text:style-name="T5">ude</text:span><text:span text:style-name="T1"> </text:span><text:span text:style-name="T5">v</text:span><text:span text:style-name="T12">y</text:span><text:span text:style-name="T16">p</text:span><text:span text:style-name="T22">l</text:span><text:span text:style-name="T6">ac</text:span><text:span text:style-name="T14">e</text:span><text:span text:style-name="T12">n</text:span><text:span text:style-name="T5">a</text:span><text:span text:style-name="T26"> </text:span><text:span text:style-name="T12">b</text:span><text:span text:style-name="T6">e</text:span><text:span text:style-name="T14">z</text:span><text:span text:style-name="T12">h</text:span><text:span text:style-name="T16">o</text:span><text:span text:style-name="T5">t</text:span><text:span text:style-name="T16">o</text:span><text:span text:style-name="T12">v</text:span><text:span text:style-name="T16">o</text:span><text:span text:style-name="T31">s</text:span><text:span text:style-name="T16">t</text:span><text:span text:style-name="T12">n</text:span><text:span text:style-name="T6">ě</text:span><text:span text:style-name="T5">. </text:span><text:span text:style-name="T9">Č</text:span><text:span text:style-name="T18">l</text:span><text:span text:style-name="T5">.</text:span><text:span text:style-name="T14"> </text:span><text:span text:style-name="T1">I</text:span><text:span text:style-name="T5">V</text:span></text:p>
        <text:p text:style-name="P11"><text:soft-page-break/><text:span text:style-name="T5">1.</text:span><text:span text:style-name="T12"> </text:span><text:span text:style-name="T35">T</text:span><text:span text:style-name="T28">a</text:span><text:span text:style-name="T5">to</text:span><text:span text:style-name="T33"> </text:span><text:span text:style-name="T3">s</text:span><text:span text:style-name="T22">m</text:span><text:span text:style-name="T18">l</text:span><text:span text:style-name="T16">ou</text:span><text:span text:style-name="T12">v</text:span><text:span text:style-name="T5">a</text:span><text:span text:style-name="T1"> </text:span><text:span text:style-name="T3">s</text:span><text:span text:style-name="T5">e</text:span><text:span text:style-name="T1"> </text:span><text:span text:style-name="T5">u</text:span><text:span text:style-name="T6">z</text:span><text:span text:style-name="T14">a</text:span><text:span text:style-name="T5">v</text:span><text:span text:style-name="T22">í</text:span><text:span text:style-name="T1">r</text:span><text:span text:style-name="T5">á</text:span><text:span text:style-name="T1"> </text:span><text:span text:style-name="T5">na</text:span><text:span text:style-name="T1"> </text:span><text:span text:style-name="T5">d</text:span><text:span text:style-name="T16">o</text:span><text:span text:style-name="T12">b</text:span><text:span text:style-name="T5">u</text:span><text:span text:style-name="T19"> </text:span><text:span text:style-name="T5">u</text:span><text:span text:style-name="T1">r</text:span><text:span text:style-name="T6">č</text:span><text:span text:style-name="T18">i</text:span><text:span text:style-name="T16">to</text:span><text:span text:style-name="T5">u</text:span><text:span text:style-name="T3"> </text:span><text:span text:style-name="T16">o</text:span><text:span text:style-name="T5">d</text:span><text:span text:style-name="T14"> </text:span><text:span text:style-name="T5">1</text:span><text:span text:style-name="T19">.</text:span><text:span text:style-name="T12">1</text:span><text:span text:style-name="T19">.</text:span><text:span text:style-name="T5">2016</text:span><text:span text:style-name="T19"> </text:span><text:span text:style-name="T12">d</text:span><text:span text:style-name="T5">o</text:span><text:span text:style-name="T19"> </text:span><text:span text:style-name="T20">29</text:span><text:span text:style-name="T19">.2.</text:span><text:span text:style-name="T5">2016</text:span></text:p>
        <text:p text:style-name="P1"/>
        <text:p text:style-name="P31"><text:span text:style-name="T5">2.</text:span><text:span text:style-name="T14"> </text:span><text:span text:style-name="T22">P</text:span><text:span text:style-name="T1">r</text:span><text:span text:style-name="T6">á</text:span><text:span text:style-name="T5">vní</text:span><text:span text:style-name="T3"> </text:span><text:span text:style-name="T12">v</text:span><text:span text:style-name="T6">z</text:span><text:span text:style-name="T16">t</text:span><text:span text:style-name="T6">a</text:span><text:span text:style-name="T5">hy</text:span><text:span text:style-name="T8"> </text:span><text:span text:style-name="T5">z</text:span><text:span text:style-name="T1"> </text:span><text:span text:style-name="T16">t</text:span><text:span text:style-name="T28">é</text:span><text:span text:style-name="T5">to</text:span><text:span text:style-name="T33"> </text:span><text:span text:style-name="T3">s</text:span><text:span text:style-name="T22">m</text:span><text:span text:style-name="T18">l</text:span><text:span text:style-name="T16">ou</text:span><text:span text:style-name="T5">vy</text:span><text:span text:style-name="T19"> </text:span><text:span text:style-name="T5">v</text:span><text:span text:style-name="T12">y</text:span><text:span text:style-name="T16">p</text:span><text:span text:style-name="T5">l</text:span><text:span text:style-name="T22">ý</text:span><text:span text:style-name="T5">v</text:span><text:span text:style-name="T14">a</text:span><text:span text:style-name="T22">jí</text:span><text:span text:style-name="T45">c</text:span><text:span text:style-name="T5">í</text:span><text:span text:style-name="T31"> </text:span><text:span text:style-name="T19">s</text:span><text:span text:style-name="T5">e</text:span><text:span text:style-name="T1"> </text:span><text:span text:style-name="T26">ř</text:span><text:span text:style-name="T18">í</text:span><text:span text:style-name="T16">d</text:span><text:span text:style-name="T5">í</text:span><text:span text:style-name="T3"> </text:span><text:span text:style-name="T5">p</text:span><text:span text:style-name="T26">ř</text:span><text:span text:style-name="T18">í</text:span><text:span text:style-name="T19">s</text:span><text:span text:style-name="T22">l</text:span><text:span text:style-name="T5">u</text:span><text:span text:style-name="T19">š</text:span><text:span text:style-name="T5">nými</text:span><text:span text:style-name="T3"> </text:span><text:span text:style-name="T5">u</text:span><text:span text:style-name="T3">s</text:span><text:span text:style-name="T16">t</text:span><text:span text:style-name="T6">a</text:span><text:span text:style-name="T12">n</text:span><text:span text:style-name="T16">o</text:span><text:span text:style-name="T12">v</text:span><text:span text:style-name="T14">e</text:span><text:span text:style-name="T5">ní</text:span><text:span text:style-name="T1">m</text:span><text:span text:style-name="T5">i</text:span><text:span text:style-name="T31"> </text:span><text:span text:style-name="T16">o</text:span><text:span text:style-name="T5">b</text:span><text:span text:style-name="T6">č</text:span><text:span text:style-name="T14">a</text:span><text:span text:style-name="T12">n</text:span><text:span text:style-name="T3">s</text:span><text:span text:style-name="T5">k</text:span><text:span text:style-name="T14">é</text:span><text:span text:style-name="T12">h</text:span><text:span text:style-name="T5">o </text:span><text:span text:style-name="T6">zá</text:span><text:span text:style-name="T5">k</text:span><text:span text:style-name="T16">o</text:span><text:span text:style-name="T5">n</text:span><text:span text:style-name="T18">í</text:span><text:span text:style-name="T5">ku.</text:span></text:p>
        <text:p text:style-name="P32"/>
        <text:p text:style-name="P33"><text:span text:style-name="T5">3.</text:span><text:span text:style-name="T12"> </text:span><text:span text:style-name="T35">T</text:span><text:span text:style-name="T28">a</text:span><text:span text:style-name="T5">to</text:span><text:span text:style-name="T33"> </text:span><text:span text:style-name="T3">s</text:span><text:span text:style-name="T22">m</text:span><text:span text:style-name="T18">l</text:span><text:span text:style-name="T16">ou</text:span><text:span text:style-name="T12">v</text:span><text:span text:style-name="T5">a</text:span><text:span text:style-name="T1"> </text:span><text:span text:style-name="T3">s</text:span><text:span text:style-name="T5">e</text:span><text:span text:style-name="T26"> </text:span><text:span text:style-name="T5">v</text:span><text:span text:style-name="T12">yh</text:span><text:span text:style-name="T16">oto</text:span><text:span text:style-name="T12">v</text:span><text:span text:style-name="T16">u</text:span><text:span text:style-name="T18">j</text:span><text:span text:style-name="T5">e</text:span><text:span text:style-name="T1"> </text:span><text:span text:style-name="T12">v</text:span><text:span text:style-name="T5">e</text:span><text:span text:style-name="T26"> </text:span><text:span text:style-name="T16">d</text:span><text:span text:style-name="T12">v</text:span><text:span text:style-name="T16">o</text:span><text:span text:style-name="T5">u</text:span><text:span text:style-name="T19"> </text:span><text:span text:style-name="T3">s</text:span><text:span text:style-name="T16">t</text:span><text:span text:style-name="T6">e</text:span><text:span text:style-name="T22">j</text:span><text:span text:style-name="T12">n</text:span><text:span text:style-name="T16">op</text:span><text:span text:style-name="T18">i</text:span><text:span text:style-name="T3">s</text:span><text:span text:style-name="T6">e</text:span><text:span text:style-name="T14">c</text:span><text:span text:style-name="T12">h</text:span><text:span text:style-name="T5">,</text:span><text:span text:style-name="T14"> </text:span><text:span text:style-name="T5">z</text:span><text:span text:style-name="T1"> </text:span><text:span text:style-name="T5">n</text:span><text:span text:style-name="T22">i</text:span><text:span text:style-name="T14">c</text:span><text:span text:style-name="T12">h</text:span><text:span text:style-name="T5">ž</text:span><text:span text:style-name="T1"> </text:span><text:span text:style-name="T5">po</text:span><text:span text:style-name="T33"> </text:span><text:span text:style-name="T18">j</text:span><text:span text:style-name="T6">e</text:span><text:span text:style-name="T16">d</text:span><text:span text:style-name="T12">n</text:span><text:span text:style-name="T38">o</text:span><text:span text:style-name="T5">m</text:span><text:span text:style-name="T31"> </text:span><text:span text:style-name="T16">o</text:span><text:span text:style-name="T12">b</text:span><text:span text:style-name="T5">d</text:span><text:span text:style-name="T1">r</text:span><text:span text:style-name="T14">ž</text:span><text:span text:style-name="T5">í</text:span><text:span text:style-name="T31"> </text:span><text:span text:style-name="T5">k</text:span><text:span text:style-name="T6">až</text:span><text:span text:style-name="T5">dá</text:span><text:span text:style-name="T1"> </text:span><text:span text:style-name="T6">z</text:span><text:span text:style-name="T5">e </text:span><text:span text:style-name="T19">s</text:span><text:span text:style-name="T22">ml</text:span><text:span text:style-name="T16">u</text:span><text:span text:style-name="T5">vn</text:span><text:span text:style-name="T22">í</text:span><text:span text:style-name="T14">c</text:span><text:span text:style-name="T5">h</text:span><text:span text:style-name="T8"> </text:span><text:span text:style-name="T3">s</text:span><text:span text:style-name="T16">t</text:span><text:span text:style-name="T1">r</text:span><text:span text:style-name="T6">a</text:span><text:span text:style-name="T12">n</text:span><text:span text:style-name="T5">.</text:span></text:p>
        <text:p text:style-name="P34"/>
        <text:p text:style-name="P35"><text:span text:style-name="T5">4.</text:span><text:span text:style-name="T12"> </text:span><text:span text:style-name="T35">T</text:span><text:span text:style-name="T28">a</text:span><text:span text:style-name="T5">to</text:span><text:span text:style-name="T33"> </text:span><text:span text:style-name="T3">s</text:span><text:span text:style-name="T22">m</text:span><text:span text:style-name="T18">l</text:span><text:span text:style-name="T16">ou</text:span><text:span text:style-name="T12">v</text:span><text:span text:style-name="T5">a</text:span><text:span text:style-name="T26"> </text:span><text:span text:style-name="T12">n</text:span><text:span text:style-name="T14">a</text:span><text:span text:style-name="T5">b</text:span><text:span text:style-name="T12">ý</text:span><text:span text:style-name="T5">vá</text:span><text:span text:style-name="T1"> </text:span><text:span text:style-name="T5">ú</text:span><text:span text:style-name="T14">č</text:span><text:span text:style-name="T22">i</text:span><text:span text:style-name="T5">n</text:span><text:span text:style-name="T12">n</text:span><text:span text:style-name="T16">o</text:span><text:span text:style-name="T3">s</text:span><text:span text:style-name="T36">t</text:span><text:span text:style-name="T5">i</text:span><text:span text:style-name="T31"> </text:span><text:span text:style-name="T5">d</text:span><text:span text:style-name="T12">n</text:span><text:span text:style-name="T14">e</text:span><text:span text:style-name="T5">m</text:span><text:span text:style-name="T3"> </text:span><text:span text:style-name="T5">p</text:span><text:span text:style-name="T16">o</text:span><text:span text:style-name="T5">d</text:span><text:span text:style-name="T16">p</text:span><text:span text:style-name="T18">i</text:span><text:span text:style-name="T3">s</text:span><text:span text:style-name="T5">u</text:span><text:span text:style-name="T19"> s</text:span><text:span text:style-name="T5">m</text:span><text:span text:style-name="T22">l</text:span><text:span text:style-name="T16">u</text:span><text:span text:style-name="T5">vní</text:span><text:span text:style-name="T22">m</text:span><text:span text:style-name="T5">i</text:span><text:span text:style-name="T3"> s</text:span><text:span text:style-name="T16">t</text:span><text:span text:style-name="T1">r</text:span><text:span text:style-name="T6">a</text:span><text:span text:style-name="T12">n</text:span><text:span text:style-name="T14">a</text:span><text:span text:style-name="T5">m</text:span><text:span text:style-name="T22">i</text:span><text:span text:style-name="T5">.</text:span><text:span text:style-name="T14"> </text:span><text:span text:style-name="T1">Př</text:span><text:span text:style-name="T18">í</text:span><text:span text:style-name="T16">p</text:span><text:span text:style-name="T6">a</text:span><text:span text:style-name="T16">d</text:span><text:span text:style-name="T12">n</text:span><text:span text:style-name="T5">é</text:span><text:span text:style-name="T1"> </text:span><text:span text:style-name="T3">s</text:span><text:span text:style-name="T5">p</text:span><text:span text:style-name="T16">o</text:span><text:span text:style-name="T1">r</text:span><text:span text:style-name="T5">y</text:span><text:span text:style-name="T31"> </text:span><text:span text:style-name="T36">t</text:span><text:span text:style-name="T30">ý</text:span><text:span text:style-name="T5">k</text:span><text:span text:style-name="T14">a</text:span><text:span text:style-name="T5">j</text:span><text:span text:style-name="T22">í</text:span><text:span text:style-name="T14">c</text:span><text:span text:style-name="T5">í </text:span><text:span text:style-name="T3">s</text:span><text:span text:style-name="T5">e</text:span><text:span text:style-name="T1"> </text:span><text:span text:style-name="T16">t</text:span><text:span text:style-name="T28">é</text:span><text:span text:style-name="T5">to</text:span><text:span text:style-name="T33"> </text:span><text:span text:style-name="T3">s</text:span><text:span text:style-name="T22">m</text:span><text:span text:style-name="T18">l</text:span><text:span text:style-name="T16">ou</text:span><text:span text:style-name="T5">vy</text:span><text:span text:style-name="T8"> </text:span><text:span text:style-name="T12">b</text:span><text:span text:style-name="T5">ud</text:span><text:span text:style-name="T16">o</text:span><text:span text:style-name="T5">u</text:span><text:span text:style-name="T19"> </text:span><text:span text:style-name="T5">p</text:span><text:span text:style-name="T1">r</text:span><text:span text:style-name="T22">im</text:span><text:span text:style-name="T6">á</text:span><text:span text:style-name="T26">r</text:span><text:span text:style-name="T12">n</text:span><text:span text:style-name="T5">ě</text:span><text:span text:style-name="T1"> ř</text:span><text:span text:style-name="T6">e</text:span><text:span text:style-name="T3">š</text:span><text:span text:style-name="T14">e</text:span><text:span text:style-name="T5">ny</text:span><text:span text:style-name="T8"> </text:span><text:span text:style-name="T19">s</text:span><text:span text:style-name="T5">m</text:span><text:span text:style-name="T22">í</text:span><text:span text:style-name="T26">r</text:span><text:span text:style-name="T12">n</text:span><text:span text:style-name="T16">o</text:span><text:span text:style-name="T5">u, m</text:span><text:span text:style-name="T1">i</text:span><text:span text:style-name="T18">m</text:span><text:span text:style-name="T16">o</text:span><text:span text:style-name="T3">s</text:span><text:span text:style-name="T16">o</text:span><text:span text:style-name="T5">udní</text:span><text:span text:style-name="T3"> </text:span><text:span text:style-name="T6">ce</text:span><text:span text:style-name="T3">s</text:span><text:span text:style-name="T16">to</text:span><text:span text:style-name="T5">u.</text:span><text:span text:style-name="T30"> </text:span><text:span text:style-name="T35">T</text:span><text:span text:style-name="T28">a</text:span><text:span text:style-name="T5">to</text:span><text:span text:style-name="T33"> </text:span><text:span text:style-name="T3">s</text:span><text:span text:style-name="T22">m</text:span><text:span text:style-name="T18">l</text:span><text:span text:style-name="T16">ou</text:span><text:span text:style-name="T12">v</text:span><text:span text:style-name="T5">a</text:span><text:span text:style-name="T26"> </text:span><text:span text:style-name="T22">j</text:span><text:span text:style-name="T5">e</text:span><text:span text:style-name="T1"> </text:span><text:span text:style-name="T3">s</text:span><text:span text:style-name="T6">e</text:span><text:span text:style-name="T5">p</text:span><text:span text:style-name="T19">s</text:span><text:span text:style-name="T14">á</text:span><text:span text:style-name="T12">n</text:span><text:span text:style-name="T5">a </text:span><text:span text:style-name="T12">v</text:span><text:span text:style-name="T5">e</text:span><text:span text:style-name="T1"> </text:span><text:span text:style-name="T16">d</text:span><text:span text:style-name="T22">v</text:span><text:span text:style-name="T16">o</text:span><text:span text:style-name="T5">u</text:span><text:span text:style-name="T19"> </text:span><text:span text:style-name="T5">v</text:span><text:span text:style-name="T12">yh</text:span><text:span text:style-name="T16">o</text:span><text:span text:style-name="T5">t</text:span><text:span text:style-name="T16">o</text:span><text:span text:style-name="T12">v</text:span><text:span text:style-name="T6">e</text:span><text:span text:style-name="T5">n</text:span><text:span text:style-name="T22">í</text:span><text:span text:style-name="T14">c</text:span><text:span text:style-name="T12">h</text:span><text:span text:style-name="T5">,</text:span><text:span text:style-name="T14"> </text:span><text:span text:style-name="T5">z</text:span><text:span text:style-name="T14"> </text:span><text:span text:style-name="T5">n</text:span><text:span text:style-name="T22">i</text:span><text:span text:style-name="T14">c</text:span><text:span text:style-name="T12">h</text:span><text:span text:style-name="T5">ž</text:span><text:span text:style-name="T1"> </text:span><text:span text:style-name="T5">k</text:span><text:span text:style-name="T6">až</text:span><text:span text:style-name="T5">dá</text:span><text:span text:style-name="T1"> </text:span><text:span text:style-name="T3">s</text:span><text:span text:style-name="T16">t</text:span><text:span text:style-name="T1">r</text:span><text:span text:style-name="T6">a</text:span><text:span text:style-name="T12">n</text:span><text:span text:style-name="T5">a</text:span><text:span text:style-name="T1"> </text:span><text:span text:style-name="T16">o</text:span><text:span text:style-name="T12">b</text:span><text:span text:style-name="T5">d</text:span><text:span text:style-name="T1">r</text:span><text:span text:style-name="T14">ž</text:span><text:span text:style-name="T5">í</text:span><text:span text:style-name="T3"> </text:span><text:span text:style-name="T12">p</text:span><text:span text:style-name="T5">o</text:span><text:span text:style-name="T33"> </text:span><text:span text:style-name="T18">j</text:span><text:span text:style-name="T6">e</text:span><text:span text:style-name="T16">d</text:span><text:span text:style-name="T12">n</text:span><text:span text:style-name="T38">o</text:span><text:span text:style-name="T18">m</text:span><text:span text:style-name="T5">.</text:span><text:span text:style-name="T14"> </text:span><text:span text:style-name="T5">O</text:span><text:span text:style-name="T12">b</text:span><text:span text:style-name="T5">ě</text:span><text:span text:style-name="T33"> </text:span><text:span text:style-name="T3">s</text:span><text:span text:style-name="T16">t</text:span><text:span text:style-name="T1">r</text:span><text:span text:style-name="T6">a</text:span><text:span text:style-name="T5">ny</text:span><text:span text:style-name="T8"> </text:span><text:span text:style-name="T3">s</text:span><text:span text:style-name="T16">o</text:span><text:span text:style-name="T5">uh</text:span><text:span text:style-name="T22">l</text:span><text:span text:style-name="T6">a</text:span><text:span text:style-name="T19">s</text:span><text:span text:style-name="T5">í</text:span><text:span text:style-name="T3"> </text:span><text:span text:style-name="T5">s</text:span><text:span text:style-name="T19"> </text:span><text:span text:style-name="T16">t</text:span><text:span text:style-name="T22">ím</text:span><text:span text:style-name="T5">,</text:span><text:span text:style-name="T14"> </text:span><text:span text:style-name="T6">ž</text:span><text:span text:style-name="T5">e </text:span><text:span text:style-name="T16">t</text:span><text:span text:style-name="T28">a</text:span><text:span text:style-name="T5">to</text:span><text:span text:style-name="T9"> </text:span><text:span text:style-name="T19">s</text:span><text:span text:style-name="T22">m</text:span><text:span text:style-name="T18">l</text:span><text:span text:style-name="T16">ou</text:span><text:span text:style-name="T12">v</text:span><text:span text:style-name="T5">a</text:span><text:span text:style-name="T1"> </text:span><text:span text:style-name="T12">b</text:span><text:span text:style-name="T5">u</text:span><text:span text:style-name="T16">d</text:span><text:span text:style-name="T5">e</text:span><text:span text:style-name="T1"> </text:span><text:span text:style-name="T5">v </text:span><text:span text:style-name="T16">p</text:span><text:span text:style-name="T22">l</text:span><text:span text:style-name="T5">n</text:span><text:span text:style-name="T14">é</text:span><text:span text:style-name="T5">m</text:span><text:span text:style-name="T31"> </text:span><text:span text:style-name="T1">r</text:span><text:span text:style-name="T16">o</text:span><text:span text:style-name="T6">z</text:span><text:span text:style-name="T3">s</text:span><text:span text:style-name="T6">a</text:span><text:span text:style-name="T12">h</text:span><text:span text:style-name="T5">u</text:span><text:span text:style-name="T19"> </text:span><text:span text:style-name="T14">z</text:span><text:span text:style-name="T12">v</text:span><text:span text:style-name="T6">e</text:span><text:span text:style-name="T1">ř</text:span><text:span text:style-name="T14">e</text:span><text:span text:style-name="T22">j</text:span><text:span text:style-name="T5">n</text:span><text:span text:style-name="T14">ě</text:span><text:span text:style-name="T12">n</text:span><text:span text:style-name="T6">a</text:span><text:span text:style-name="T5">.</text:span></text:p>
        <text:p text:style-name="P1"/>
        <text:p text:style-name="P8"><text:span text:style-name="T5">V</text:span><text:span text:style-name="T8"> </text:span><text:span text:style-name="T1">Pr</text:span><text:span text:style-name="T6">az</text:span><text:span text:style-name="T5">e </text:span><text:span text:style-name="T16"><text:s/></text:span><text:span text:style-name="T5">d</text:span><text:span text:style-name="T12">n</text:span><text:span text:style-name="T5">e</text:span><text:span text:style-name="T1"> 15</text:span><text:span text:style-name="T19">.</text:span><text:span text:style-name="T30">0</text:span><text:span text:style-name="T5">1</text:span><text:span text:style-name="T19">.</text:span><text:span text:style-name="T5">2016</text:span></text:p>
        <text:p text:style-name="P17"/>
        <text:p text:style-name="P17"/>
        <text:p text:style-name="P17"/>
        <text:p text:style-name="P36"/>
      </text:section>
      <text:section text:style-name="Sect3" text:name="Sekce2">
        <text:p text:style-name="P22"><text:span text:style-name="T1">Př</text:span><text:span text:style-name="T18">í</text:span><text:span text:style-name="T16">k</text:span><text:span text:style-name="T6">azce</text:span><text:span text:style-name="T5">:</text:span></text:p>
        <text:p text:style-name="P37"><text:span text:style-name="T1">Př</text:span><text:span text:style-name="T18">í</text:span><text:span text:style-name="T16">k</text:span><text:span text:style-name="T6">a</text:span><text:span text:style-name="T14">z</text:span><text:span text:style-name="T5">n</text:span><text:span text:style-name="T22">í</text:span><text:span text:style-name="T5">k:</text:span></text:p>
      </text:section>
      <text:section text:style-name="Sect2" text:name="Sekce3">
        <text:p text:style-name="P39"/>
        <text:p text:style-name="P17"/>
        <text:p text:style-name="P17"/>
        <text:p text:style-name="P17"/>
        <text:p text:style-name="P32"/>
      </text:section>
      <text:section text:style-name="Sect4" text:name="Sekce4">
        <text:p text:style-name="P10"><draw:polygon text:anchor-type="paragraph" draw:z-index="0" draw:style-name="gr1" draw:text-style-name="P42" svg:width="0cm" svg:height="0cm" svg:x="0.002cm" svg:y="0.002cm" svg:viewBox="0 0 0 0" draw:points="0,0"><text:p/></draw:polygon><draw:polygon text:anchor-type="paragraph" draw:z-index="1" draw:style-name="gr1" draw:text-style-name="P42" svg:width="0cm" svg:height="0cm" svg:x="0.002cm" svg:y="0.002cm" svg:viewBox="0 0 0 0" draw:points="0,0"><text:p/></draw:polygon><text:span text:style-name="T3">Č</text:span><text:span text:style-name="T6">e</text:span><text:span text:style-name="T3">s</text:span><text:span text:style-name="T5">ká</text:span><text:span text:style-name="T1"> </text:span><text:span text:style-name="T16">p</text:span><text:span text:style-name="T18">i</text:span><text:span text:style-name="T1">r</text:span><text:span text:style-name="T6">á</text:span><text:span text:style-name="T16">t</text:span><text:span text:style-name="T3">s</text:span><text:span text:style-name="T5">ká</text:span><text:span text:style-name="T1"> </text:span><text:span text:style-name="T3">s</text:span><text:span text:style-name="T16">t</text:span><text:span text:style-name="T1">r</text:span><text:span text:style-name="T6">a</text:span><text:span text:style-name="T12">n</text:span><text:span text:style-name="T5">a</text:span></text:p>
        <text:p text:style-name="P23"><text:span text:style-name="T5">Ondřej Profant p</text:span><text:span text:style-name="T1">ř</text:span><text:span text:style-name="T6">e</text:span><text:span text:style-name="T5">d</text:span><text:span text:style-name="T3">s</text:span><text:span text:style-name="T6">e</text:span><text:span text:style-name="T5">da</text:span><text:span text:style-name="T1"> </text:span><text:span text:style-name="T12">K</text:span><text:span text:style-name="T5">S</text:span><text:span text:style-name="T45"> </text:span><text:span text:style-name="T1">Pr</text:span><text:span text:style-name="T6">a</text:span><text:span text:style-name="T12">h</text:span><text:span text:style-name="T5">a</text:span></text:p>
        <text:p text:style-name="P38"><text:span text:style-name="T14">V</text:span><text:span text:style-name="T18">l</text:span><text:span text:style-name="T6">a</text:span><text:span text:style-name="T16">d</text:span><text:span text:style-name="T22">i</text:span><text:span text:style-name="T19">s</text:span><text:span text:style-name="T22">l</text:span><text:span text:style-name="T14">a</text:span><text:span text:style-name="T5">v</text:span><text:span text:style-name="T31"> </text:span><text:span text:style-name="T35">T</text:span><text:span text:style-name="T16">o</text:span><text:span text:style-name="T5">b</text:span><text:span text:style-name="T18">i</text:span><text:span text:style-name="T14">a</text:span><text:span text:style-name="T5">s </text:span><text:span text:style-name="T19">E</text:span><text:span text:style-name="T3">s</text:span><text:span text:style-name="T12">n</text:span><text:span text:style-name="T6">e</text:span><text:span text:style-name="T5">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Times New Roman1" style:font-family-asian="'Times New Roman'" style:font-family-generic-asian="system" style:font-pitch-asian="variable" style:font-size-asian="11pt" style:language-asian="cs" style:country-asian="CZ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64cm" fo:margin-bottom="0.494cm" fo:margin-left="2.293cm" fo:margin-right="2.364cm" style:writing-mode="lr-tb" style:layout-grid-color="#c0c0c0" style:layout-grid-lines="6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9:08:00</meta:creation-date>
    <meta:initial-creator>Filip Hajný</meta:initial-creator>
    <dc:description>DocumentCreationInfo</dc:description>
    <dc:language>cs-CZ</dc:language>
    <dc:creator>Vladislav Tobias Esner</dc:creator>
    <meta:print-date>2015-02-02T13:08:00</meta:print-date>
    <dc:date>2016-04-06T21:49:53.512065809</dc:date>
    <meta:editing-cycles>3</meta:editing-cycles>
    <meta:editing-duration>PT6M</meta:editing-duration>
    <meta:generator>LibreOffice/4.2.8.2$Linux_X86_64 LibreOffice_project/420m0$Build-2</meta:generator>
    <meta:document-statistic meta:table-count="0" meta:image-count="0" meta:object-count="0" meta:page-count="2" meta:paragraph-count="45" meta:word-count="366" meta:character-count="2484" meta:non-whitespace-character-count="2155"/>
    <meta:template xlink:type="simple" xlink:actuate="onRequest" xlink:title="Normal" xlink:href=""/>
  </office:meta>
</office:document-meta>
</file>